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Object 46/meta.xml" manifest:media-type="text/xml"/>
  <manifest:file-entry manifest:full-path="Object 46/content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content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Object 53/content.xml" manifest:media-type="text/xml"/>
  <manifest:file-entry manifest:full-path="Object 53/styles.xml" manifest:media-type="text/xml"/>
  <manifest:file-entry manifest:full-path="Object 53/meta.xml" manifest:media-type="text/xml"/>
  <manifest:file-entry manifest:full-path="Object 53/" manifest:media-type="application/vnd.oasis.opendocument.chart"/>
  <manifest:file-entry manifest:full-path="Thumbnails/thumbnail.png" manifest:media-type="image/png"/>
  <manifest:file-entry manifest:full-path="Object 44/meta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43/styles.xml" manifest:media-type="text/xml"/>
  <manifest:file-entry manifest:full-path="Object 43/meta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47/meta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7/" manifest:media-type="application/vnd.oasis.opendocument.chart"/>
  <manifest:file-entry manifest:full-path="styles.xml" manifest:media-type="text/xml"/>
  <manifest:file-entry manifest:full-path="Object 50/meta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0/" manifest:media-type="application/vnd.oasis.opendocument.chart"/>
  <manifest:file-entry manifest:full-path="Object 48/meta.xml" manifest:media-type="text/xml"/>
  <manifest:file-entry manifest:full-path="Object 48/styles.xml" manifest:media-type="text/xml"/>
  <manifest:file-entry manifest:full-path="Object 48/content.xml" manifest:media-type="text/xml"/>
  <manifest:file-entry manifest:full-path="Object 48/" manifest:media-type="application/vnd.oasis.opendocument.chart"/>
  <manifest:file-entry manifest:full-path="Object 52/meta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2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Replacements/Object 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4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1.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25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vertical-align="automatic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0111"/>
    <style:style style:name="ce14" style:family="table-cell" style:parent-style-name="Default" style:data-style-name="N10000">
      <style:table-cell-properties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10000">
      <style:table-cell-properties fo:border-bottom="none" fo:border-left="0.74pt solid #000000" fo:border-right="0.74pt solid #000000" fo:border-top="none"/>
      <style:text-properties fo:font-size="9pt" style:font-size-asian="9pt" style:font-size-complex="9pt"/>
    </style:style>
    <style:style style:name="ce16" style:family="table-cell" style:parent-style-name="Default" style:data-style-name="N10111">
      <style:table-cell-properties fo:border-bottom="none" fo:background-color="#eeeeee" fo:border-left="0.74pt solid #000000" fo:border-right="0.74pt solid #000000" fo:border-top="none"/>
      <style:text-properties fo:font-size="9pt" style:font-size-asian="9pt" style:font-size-complex="9pt"/>
    </style:style>
    <style:style style:name="ce17" style:family="table-cell" style:parent-style-name="Default" style:data-style-name="N10111">
      <style:table-cell-properties fo:border-bottom="0.74pt solid #000000" fo:border-left="0.74pt solid #000000" fo:border-right="0.74pt solid #000000" fo:border-top="none"/>
      <style:text-properties fo:font-size="9pt" style:font-size-asian="9pt" style:font-size-complex="9pt"/>
    </style:style>
    <style:style style:name="ce18" style:family="table-cell" style:parent-style-name="Default" style:data-style-name="N10111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3" style:family="table-cell" style:parent-style-name="Default" style:data-style-name="N10111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10111">
      <style:table-cell-properties fo:border-bottom="0.74pt solid #000000" fo:border-left="0.74pt solid #000000" fo:border-right="0.74pt solid #999999" fo:border-top="0.74pt solid #000000"/>
      <style:text-properties fo:font-size="9pt" style:font-size-asian="9pt" style:font-size-complex="9pt"/>
    </style:style>
    <style:style style:name="ce21" style:family="table-cell" style:parent-style-name="Default" style:data-style-name="N10111">
      <style:table-cell-properties fo:border-bottom="0.74pt solid #999999" fo:border-left="0.74pt solid #000000" fo:border-right="0.74pt solid #999999" fo:border-top="none"/>
      <style:text-properties fo:font-size="9pt" style:font-size-asian="9pt" style:font-size-complex="9pt"/>
    </style:style>
    <style:style style:name="ce22" style:family="table-cell" style:parent-style-name="Default" style:data-style-name="N10111">
      <style:table-cell-properties fo:border-bottom="0.74pt solid #999999" fo:background-color="#eeeeee" fo:border-left="0.74pt solid #000000" fo:border-right="0.74pt solid #999999" fo:border-top="0.74pt solid #999999"/>
      <style:text-properties fo:font-size="9pt" style:font-size-asian="9pt" style:font-size-complex="9pt"/>
    </style:style>
    <style:style style:name="ce23" style:family="table-cell" style:parent-style-name="Default" style:data-style-name="N10111">
      <style:table-cell-properties fo:border-bottom="0.74pt solid #000000" fo:border-left="0.74pt solid #000000" fo:border-right="0.74pt solid #999999" fo:border-top="0.74pt solid #999999"/>
      <style:text-properties fo:font-size="9pt" style:font-size-asian="9pt" style:font-size-complex="9pt"/>
    </style:style>
    <style:style style:name="ce24" style:family="table-cell" style:parent-style-name="Default" style:data-style-name="N10111">
      <style:table-cell-properties fo:border-bottom="none" fo:border-left="none" fo:border-right="none" fo:border-top="0.74pt solid #000000" style:vertical-align="automatic"/>
    </style:style>
    <style:style style:name="ce25" style:family="table-cell" style:parent-style-name="Default" style:data-style-name="N10111">
      <style:table-cell-properties fo:border-bottom="0.74pt solid #000000" fo:border-left="0.74pt solid #999999" fo:border-right="0.74pt solid #999999" fo:border-top="0.74pt solid #000000"/>
      <style:text-properties fo:font-size="9pt" style:font-size-asian="9pt" style:font-size-complex="9pt"/>
    </style:style>
    <style:style style:name="ce26" style:family="table-cell" style:parent-style-name="Default" style:data-style-name="N10111">
      <style:table-cell-properties fo:border-bottom="0.74pt solid #999999" fo:border-left="0.74pt solid #999999" fo:border-right="0.74pt solid #999999" fo:border-top="none"/>
      <style:text-properties fo:font-size="9pt" style:font-size-asian="9pt" style:font-size-complex="9pt"/>
    </style:style>
    <style:style style:name="ce27" style:family="table-cell" style:parent-style-name="Default" style:data-style-name="N10111">
      <style:table-cell-properties fo:background-color="#eeeeee" fo:border="0.74pt solid #999999"/>
      <style:text-properties fo:font-size="9pt" style:font-size-asian="9pt" style:font-size-complex="9pt"/>
    </style:style>
    <style:style style:name="ce28" style:family="table-cell" style:parent-style-name="Default" style:data-style-name="N10111">
      <style:table-cell-properties fo:border-bottom="0.74pt solid #000000" fo:border-left="0.74pt solid #999999" fo:border-right="0.74pt solid #999999" fo:border-top="0.74pt solid #999999"/>
      <style:text-properties fo:font-size="9pt" style:font-size-asian="9pt" style:font-size-complex="9pt"/>
    </style:style>
    <style:style style:name="ce29" style:family="table-cell" style:parent-style-name="Default" style:data-style-name="N10111">
      <style:table-cell-properties fo:border-bottom="0.74pt solid #000000" fo:border-left="0.74pt solid #999999" fo:border-right="0.74pt solid #999999" fo:border-top="0.74pt solid #999999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 style:data-style-name="N10111">
      <style:table-cell-properties fo:border-bottom="none" fo:border-left="none" fo:border-right="0.74pt solid #000000" fo:border-top="0.74pt solid #000000" style:vertical-align="automatic"/>
    </style:style>
    <style:style style:name="ce31" style:family="table-cell" style:parent-style-name="Default" style:data-style-name="N10111">
      <style:table-cell-properties fo:border-bottom="0.74pt solid #000000" fo:border-left="0.74pt solid #999999" fo:border-right="0.74pt solid #000000" fo:border-top="0.74pt solid #000000"/>
      <style:text-properties fo:font-size="9pt" style:font-size-asian="9pt" style:font-size-complex="9pt"/>
    </style:style>
    <style:style style:name="ce32" style:family="table-cell" style:parent-style-name="Default" style:data-style-name="N10111">
      <style:table-cell-properties fo:border-bottom="0.74pt solid #999999" fo:border-left="0.74pt solid #999999" fo:border-right="0.74pt solid #000000" fo:border-top="none"/>
      <style:text-properties fo:font-size="9pt" style:font-size-asian="9pt" style:font-size-complex="9pt"/>
    </style:style>
    <style:style style:name="ce33" style:family="table-cell" style:parent-style-name="Default" style:data-style-name="N10111">
      <style:table-cell-properties fo:border-bottom="0.74pt solid #999999" fo:background-color="#eeeeee" fo:border-left="0.74pt solid #999999" fo:border-right="0.74pt solid #000000" fo:border-top="0.74pt solid #999999"/>
      <style:text-properties fo:font-size="9pt" style:font-size-asian="9pt" style:font-size-complex="9pt"/>
    </style:style>
    <style:style style:name="ce34" style:family="table-cell" style:parent-style-name="Default" style:data-style-name="N10111">
      <style:table-cell-properties fo:border-bottom="0.74pt solid #000000" fo:border-left="0.74pt solid #999999" fo:border-right="0.74pt solid #000000" fo:border-top="0.74pt solid #999999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 style:data-style-name="N10111">
      <style:table-cell-properties fo:border-bottom="none" fo:border-left="none" fo:border-right="none" fo:border-top="0.74pt solid #000000"/>
    </style:style>
    <style:style style:name="ce36" style:family="table-cell" style:parent-style-name="Default" style:data-style-name="N10111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7" style:family="table-cell" style:parent-style-name="Default" style:data-style-name="N10111">
      <style:table-cell-properties fo:border-bottom="none" fo:border-left="none" fo:border-right="0.74pt solid #000000" fo:border-top="0.74pt solid #000000"/>
    </style:style>
    <style:style style:name="ce38" style:family="table-cell" style:parent-style-name="Default" style:data-style-name="N10111">
      <style:table-cell-properties fo:border-bottom="0.74pt solid #000000" fo:border-left="0.74pt solid #999999" fo:border-right="0.74pt solid #000000" fo:border-top="0.74pt solid #999999"/>
      <style:text-properties fo:font-size="9pt" style:font-size-asian="9pt" style:font-size-complex="9pt"/>
    </style:style>
    <style:style style:name="ce39" style:family="table-cell" style:parent-style-name="Default" style:data-style-name="N10111">
      <style:table-cell-properties fo:border-bottom="0.74pt solid #000000" fo:border-left="0.74pt solid #000000" fo:border-right="0.74pt solid #999999" fo:border-top="0.74pt solid #999999"/>
      <style:text-properties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svg:stroke-width="0.05cm" svg:stroke-color="#000000" draw:marker-start-width="0.275cm" draw:marker-end-width="0.275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atin Modern Roman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position="33% 58%"/>
    </style:style>
    <style:style style:name="T5" style:family="text">
      <style:text-properties style:font-name="Latin Modern Roman1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atin Modern Roman1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enchmark_results" table:style-name="ta1">
        <table:shapes>
          <draw:frame draw:z-index="0" draw:style-name="gr1" draw:text-style-name="P1" svg:width="5cm" svg:height="5cm" svg:x="5cm" svg:y="3cm">
            <draw:object draw:notify-on-update-of-ranges="benchmark_results.H2:benchmark_results.L2 benchmark_results.G3:benchmark_results.G3 benchmark_results.H3:benchmark_results.L3 benchmark_results.G4:benchmark_results.G4 benchmark_results.H4:benchmark_results.L4 benchmark_results.G5:benchmark_results.G5 benchmark_results.H5:benchmark_results.L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cm" svg:height="5cm" svg:x="0cm" svg:y="3cm">
            <draw:object draw:notify-on-update-of-ranges="benchmark_results.B2:benchmark_results.F2 benchmark_results.A3:benchmark_results.A3 benchmark_results.B3:benchmark_results.F3 benchmark_results.A4:benchmark_results.A4 benchmark_results.B4:benchmark_results.F4 benchmark_results.A5:benchmark_results.A5 benchmark_results.B5:benchmark_results.F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87cm" svg:height="5.464cm" svg:x="20cm" svg:y="3.69cm">
            <draw:object draw:notify-on-update-of-ranges="benchmark_results.H2:benchmark_results.K2 benchmark_results.G3:benchmark_results.G3 benchmark_results.H3:benchmark_results.K3 benchmark_results.G4:benchmark_results.G4 benchmark_results.H4:benchmark_results.K4 benchmark_results.G5:benchmark_results.G5 benchmark_results.H5:benchmark_results.K5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3" draw:style-name="gr1" draw:text-style-name="P1" svg:width="4.5cm" svg:height="5cm" svg:x="10cm" svg:y="3cm">
            <draw:object draw:notify-on-update-of-ranges="benchmark_results.H2:benchmark_results.K2 benchmark_results.G3:benchmark_results.G3 benchmark_results.H3:benchmark_results.K3 benchmark_results.G4:benchmark_results.G4 benchmark_results.H4:benchmark_results.K4 benchmark_results.G5:benchmark_results.G5 benchmark_results.H5:benchmark_results.K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4" draw:style-name="gr1" draw:text-style-name="P1" svg:width="4cm" svg:height="5cm" svg:x="0cm" svg:y="15cm">
            <draw:object draw:notify-on-update-of-ranges="benchmark_results.B24:benchmark_results.F24 benchmark_results.A25:benchmark_results.A25 benchmark_results.B25:benchmark_results.F25 benchmark_results.A26:benchmark_results.A26 benchmark_results.B26:benchmark_results.F26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5" draw:style-name="gr1" draw:text-style-name="P1" svg:width="4cm" svg:height="5cm" svg:x="4cm" svg:y="15cm">
            <draw:object draw:notify-on-update-of-ranges="benchmark_results.H24:benchmark_results.L24 benchmark_results.G25:benchmark_results.G25 benchmark_results.H25:benchmark_results.L25 benchmark_results.G26:benchmark_results.G26 benchmark_results.H26:benchmark_results.L26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6" draw:style-name="gr1" draw:text-style-name="P1" svg:width="4cm" svg:height="5cm" svg:x="8cm" svg:y="15cm">
            <draw:object draw:notify-on-update-of-ranges="benchmark_results.H24:benchmark_results.K24 benchmark_results.G25:benchmark_results.G25 benchmark_results.H25:benchmark_results.K25 benchmark_results.G26:benchmark_results.G26 benchmark_results.H26:benchmark_results.K26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7" draw:style-name="gr1" draw:text-style-name="P1" svg:width="4cm" svg:height="5cm" svg:x="0cm" svg:y="25cm">
            <draw:object draw:notify-on-update-of-ranges="benchmark_results.B48:benchmark_results.F48 benchmark_results.A49:benchmark_results.A49 benchmark_results.B49:benchmark_results.F49 benchmark_results.A50:benchmark_results.A50 benchmark_results.B50:benchmark_results.F50 benchmark_results.A51:benchmark_results.A51 benchmark_results.B51:benchmark_results.F51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8" draw:style-name="gr1" draw:text-style-name="P1" svg:width="4cm" svg:height="5cm" svg:x="12cm" svg:y="25cm">
            <draw:object draw:notify-on-update-of-ranges="benchmark_results.S48:benchmark_results.S48 benchmark_results.T48:benchmark_results.V48 benchmark_results.S49:benchmark_results.S49 benchmark_results.T49:benchmark_results.V49 benchmark_results.S50:benchmark_results.S50 benchmark_results.T50:benchmark_results.V50 benchmark_results.S51:benchmark_results.S51 benchmark_results.T51:benchmark_results.V51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9" draw:style-name="gr1" draw:text-style-name="P1" svg:width="4cm" svg:height="5cm" svg:x="4cm" svg:y="25cm">
            <draw:object draw:notify-on-update-of-ranges="benchmark_results.G48:benchmark_results.G48 benchmark_results.H48:benchmark_results.L48 benchmark_results.G49:benchmark_results.G49 benchmark_results.H49:benchmark_results.L49 benchmark_results.G50:benchmark_results.G50 benchmark_results.H50:benchmark_results.L50 benchmark_results.G51:benchmark_results.G51 benchmark_results.H51:benchmark_results.L51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10" draw:style-name="gr1" draw:text-style-name="P1" svg:width="4cm" svg:height="5cm" svg:x="8cm" svg:y="25cm">
            <draw:object draw:notify-on-update-of-ranges="benchmark_results.M48:benchmark_results.M48 benchmark_results.N48:benchmark_results.R48 benchmark_results.M49:benchmark_results.M49 benchmark_results.N49:benchmark_results.R49 benchmark_results.M50:benchmark_results.M50 benchmark_results.N50:benchmark_results.R50 benchmark_results.M51:benchmark_results.M51 benchmark_results.N51:benchmark_results.R51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11" draw:style-name="gr1" draw:text-style-name="P1" svg:width="4cm" svg:height="5cm" svg:x="20cm" svg:y="25cm">
            <draw:object draw:notify-on-update-of-ranges="benchmark_results.R48:benchmark_results.U48 benchmark_results.Q49:benchmark_results.Q49 benchmark_results.R49:benchmark_results.U49 benchmark_results.Q50:benchmark_results.Q50 benchmark_results.R50:benchmark_results.U50 benchmark_results.Q51:benchmark_results.Q51 benchmark_results.R51:benchmark_results.U51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12" draw:style-name="gr1" draw:text-style-name="P1" svg:width="4cm" svg:height="5cm" svg:x="16cm" svg:y="25cm">
            <draw:object draw:notify-on-update-of-ranges="benchmark_results.W48:benchmark_results.W48 benchmark_results.X48:benchmark_results.Z48 benchmark_results.W49:benchmark_results.W49 benchmark_results.X49:benchmark_results.Z49 benchmark_results.W50:benchmark_results.W50 benchmark_results.X50:benchmark_results.Z50 benchmark_results.W51:benchmark_results.W51 benchmark_results.X51:benchmark_results.Z51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 table:number-columns-repeated="3"/>
          <table:table-cell table:style-name="ce1" table:number-columns-spanned="3" table:number-rows-spanned="1"/>
          <table:covered-table-cell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ldr (++)*</text:p>
          </table:table-cell>
          <table:table-cell office:value-type="float" office:value="0.014" calcext:value-type="float">
            <text:p>0,014</text:p>
          </table:table-cell>
          <table:table-cell office:value-type="float" office:value="0.122" calcext:value-type="float">
            <text:p>0,122</text:p>
          </table:table-cell>
          <table:table-cell office:value-type="float" office:value="1.78" calcext:value-type="float">
            <text:p>1,78</text:p>
          </table:table-cell>
          <table:table-cell office:value-type="float" office:value="32.8" calcext:value-type="float">
            <text:p>32,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oldr (++)*</text:p>
          </table:table-cell>
          <table:table-cell office:value-type="float" office:value="0.06" calcext:value-type="float">
            <text:p>0,06</text:p>
          </table:table-cell>
          <table:table-cell office:value-type="float" office:value="0.478" calcext:value-type="float">
            <text:p>0,478</text:p>
          </table:table-cell>
          <table:table-cell office:value-type="float" office:value="3.7" calcext:value-type="float">
            <text:p>3,7</text:p>
          </table:table-cell>
          <table:table-cell office:value-type="float" office:value="30" calcext:value-type="float">
            <text:p>30</text:p>
          </table:table-cell>
          <table:table-cell office:value-type="float" office:value="239" calcext:value-type="float">
            <text:p>23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pan text:style-name="T1">foldl’ concatλ</text:span>*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135" calcext:value-type="float">
            <text:p>0,135</text:p>
          </table:table-cell>
          <table:table-cell office:value-type="float" office:value="1.96" calcext:value-type="float">
            <text:p>1,96</text:p>
          </table:table-cell>
          <table:table-cell office:value-type="float" office:value="31.6" calcext:value-type="float">
            <text:p>31,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pan text:style-name="T1">foldl’ concatλ</text:span>*</text:p>
          </table:table-cell>
          <table:table-cell office:value-type="float" office:value="0.063" calcext:value-type="float">
            <text:p>0,063</text:p>
          </table:table-cell>
          <table:table-cell office:value-type="float" office:value="0.501" calcext:value-type="float">
            <text:p>0,501</text:p>
          </table:table-cell>
          <table:table-cell office:value-type="float" office:value="3.9" calcext:value-type="float">
            <text:p>3,9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ldl’ concatDPS</text:p>
          </table:table-cell>
          <table:table-cell office:value-type="float" office:value="0.0567" calcext:value-type="float">
            <text:p>0,0567</text:p>
          </table:table-cell>
          <table:table-cell office:value-type="float" office:value="0.471" calcext:value-type="float">
            <text:p>0,471</text:p>
          </table:table-cell>
          <table:table-cell office:value-type="float" office:value="4.18" calcext:value-type="float">
            <text:p>4,18</text:p>
          </table:table-cell>
          <table:table-cell office:value-type="float" office:value="39.9" calcext:value-type="float">
            <text:p>39,9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foldl’ concatDPS</text:p>
          </table:table-cell>
          <table:table-cell office:value-type="float" office:value="0.079" calcext:value-type="float">
            <text:p>0,079</text:p>
          </table:table-cell>
          <table:table-cell office:value-type="float" office:value="0.5" calcext:value-type="float">
            <text:p>0,5</text:p>
          </table:table-cell>
          <table:table-cell office:value-type="float" office:value="3.7" calcext:value-type="float">
            <text:p>3,7</text:p>
          </table:table-cell>
          <table:table-cell office:value-type="float" office:value="24" calcext:value-type="float">
            <text:p>24</text:p>
          </table:table-cell>
          <table:table-cell office:value-type="float" office:value="237" calcext:value-type="float">
            <text:p>237</text:p>
          </table:table-cell>
          <table:table-cell table:number-columns-repeated="14"/>
        </table:table-row>
        <table:table-row table:style-name="ro1" table:number-rows-repeated="12">
          <table:table-cell table:number-columns-repeated="26"/>
        </table:table-row>
        <table:table-row table:style-name="ro1">
          <table:table-cell/>
          <table:table-cell office:value-type="float" office:value="1000000000" calcext:value-type="float">
            <text:p>1000000000</text:p>
          </table:table-cell>
          <table:table-cell office:value-type="float" office:value="1048576" calcext:value-type="float">
            <text:p>1048576</text:p>
          </table:table-cell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9"/>
          <table:table-cell table:formula="of:=[.J5]/[.J3]" office:value-type="float" office:value="1" calcext:value-type="float">
            <text:p>1</text:p>
          </table:table-cell>
          <table:table-cell table:number-columns-repeated="16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 table:number-columns-repeated="3"/>
          <table:table-cell table:style-name="ce1" table:number-columns-spanned="3" table:number-rows-spanned="1"/>
          <table:covered-table-cell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labelPhases*</text:p>
          </table:table-cell>
          <table:table-cell office:value-type="float" office:value="0.663" calcext:value-type="float">
            <text:p>0,663</text:p>
          </table:table-cell>
          <table:table-cell office:value-type="float" office:value="12.4" calcext:value-type="float">
            <text:p>12,4</text:p>
          </table:table-cell>
          <table:table-cell office:value-type="float" office:value="149" calcext:value-type="float">
            <text:p>149</text:p>
          </table:table-cell>
          <table:table-cell office:value-type="float" office:value="1366" calcext:value-type="float">
            <text:p>1366</text:p>
          </table:table-cell>
          <table:table-cell office:value-type="float" office:value="10735" calcext:value-type="float">
            <text:p>10735</text:p>
          </table:table-cell>
          <table:table-cell office:value-type="string" calcext:value-type="string">
            <text:p>relabelPhases*</text:p>
          </table:table-cell>
          <table:table-cell office:value-type="float" office:value="1.9" calcext:value-type="float">
            <text:p>1,9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office:value-type="float" office:value="7900" calcext:value-type="float">
            <text:p>79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labelDPS</text:p>
          </table:table-cell>
          <table:table-cell office:value-type="float" office:value="0.148" calcext:value-type="float">
            <text:p>0,148</text:p>
          </table:table-cell>
          <table:table-cell office:value-type="float" office:value="1.29" calcext:value-type="float">
            <text:p>1,29</text:p>
          </table:table-cell>
          <table:table-cell office:value-type="float" office:value="19.2" calcext:value-type="float">
            <text:p>19,2</text:p>
          </table:table-cell>
          <table:table-cell office:value-type="float" office:value="285" calcext:value-type="float">
            <text:p>285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relabelDPS</text:p>
          </table:table-cell>
          <table:table-cell office:value-type="float" office:value="0.449" calcext:value-type="float">
            <text:p>0,449</text:p>
          </table:table-cell>
          <table:table-cell office:value-type="float" office:value="3.3" calcext:value-type="float">
            <text:p>3,3</text:p>
          </table:table-cell>
          <table:table-cell office:value-type="float" office:value="25" calcext:value-type="float">
            <text:p>25</text:p>
          </table:table-cell>
          <table:table-cell office:value-type="float" office:value="209" calcext:value-type="float">
            <text:p>209</text:p>
          </table:table-cell>
          <table:table-cell office:value-type="float" office:value="1600" calcext:value-type="float">
            <text:p>1600</text:p>
          </table:table-cell>
          <table:table-cell table:number-columns-repeated="14"/>
        </table:table-row>
        <table:table-row table:style-name="ro1" table:number-rows-repeated="20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6" table:number-rows-spanned="1">
            <text:p>Time (ms)</text:p>
          </table:table-cell>
          <table:covered-table-cell table:style-name="ce1"/>
          <table:covered-table-cell table:number-columns-repeated="4" table:style-name="ce2"/>
          <table:table-cell table:style-name="ce1" office:value-type="string" calcext:value-type="string" table:number-columns-spanned="6" table:number-rows-spanned="1">
            <text:p>Allocated (MiB)</text:p>
          </table:table-cell>
          <table:covered-table-cell table:style-name="ce1"/>
          <table:covered-table-cell/>
          <table:covered-table-cell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GC Copied (MiB)</text:p>
          </table:table-cell>
          <table:covered-table-cell table:style-name="ce1"/>
          <table:covered-table-cell/>
          <table:covered-table-cell table:style-name="ce1"/>
          <table:covered-table-cell table:number-columns-repeated="2"/>
          <table:table-cell table:style-name="ce1" office:value-type="string" calcext:value-type="string" table:number-columns-spanned="4" table:number-rows-spanned="1">
            <text:p>GC Time (ms)</text:p>
          </table:table-cell>
          <table:covered-table-cell table:style-name="ce1"/>
          <table:covered-table-cell table:number-columns-repeated="2"/>
          <table:table-cell table:style-name="ce1" office:value-type="string" calcext:value-type="string" table:number-columns-spanned="4" table:number-rows-spanned="1">
            <text:p>Total Memory (MiB)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</table:table-row>
        <table:table-row table:style-name="ro1">
          <table:table-cell office:value-type="string" calcext:value-type="string">
            <text:p>parseNaive*</text:p>
          </table:table-cell>
          <table:table-cell office:value-type="float" office:value="0.0208" calcext:value-type="float">
            <text:p>0,0208</text:p>
          </table:table-cell>
          <table:table-cell office:value-type="float" office:value="0.177" calcext:value-type="float">
            <text:p>0,177</text:p>
          </table:table-cell>
          <table:table-cell office:value-type="float" office:value="1.94" calcext:value-type="float">
            <text:p>1,94</text:p>
          </table:table-cell>
          <table:table-cell office:value-type="float" office:value="56" calcext:value-type="float">
            <text:p>56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arseNaive*</text:p>
          </table:table-cell>
          <table:table-cell office:value-type="float" office:value="0.052" calcext:value-type="float">
            <text:p>0,052</text:p>
          </table:table-cell>
          <table:table-cell office:value-type="float" office:value="0.414" calcext:value-type="float">
            <text:p>0,414</text:p>
          </table:table-cell>
          <table:table-cell office:value-type="float" office:value="3.2" calcext:value-type="float">
            <text:p>3,2</text:p>
          </table:table-cell>
          <table:table-cell office:value-type="float" office:value="25" calcext:value-type="float">
            <text:p>2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arseNaive*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14" calcext:value-type="float">
            <text:p>0,014</text:p>
          </table:table-cell>
          <table:table-cell office:value-type="float" office:value="0.714" calcext:value-type="float">
            <text:p>0,714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parseNaive*</text:p>
          </table:table-cell>
          <table:table-cell office:value-type="float" office:value="0.0005" calcext:value-type="float">
            <text:p>0,0005</text:p>
          </table:table-cell>
          <table:table-cell office:value-type="float" office:value="43" calcext:value-type="float">
            <text:p>43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parseNaive*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parseNaive</text:p>
          </table:table-cell>
          <table:table-cell office:value-type="float" office:value="0.0439" calcext:value-type="float">
            <text:p>0,0439</text:p>
          </table:table-cell>
          <table:table-cell office:value-type="float" office:value="0.357" calcext:value-type="float">
            <text:p>0,357</text:p>
          </table:table-cell>
          <table:table-cell office:value-type="float" office:value="3.1" calcext:value-type="float">
            <text:p>3,1</text:p>
          </table:table-cell>
          <table:table-cell office:value-type="float" office:value="74" calcext:value-type="float">
            <text:p>7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parseNaive</text:p>
          </table:table-cell>
          <table:table-cell office:value-type="float" office:value="0.116" calcext:value-type="float">
            <text:p>0,116</text:p>
          </table:table-cell>
          <table:table-cell office:value-type="float" office:value="0.731" calcext:value-type="float">
            <text:p>0,731</text:p>
          </table:table-cell>
          <table:table-cell office:value-type="float" office:value="5.2" calcext:value-type="float">
            <text:p>5,2</text:p>
          </table:table-cell>
          <table:table-cell office:value-type="float" office:value="41" calcext:value-type="float">
            <text:p>41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parseNaive</text:p>
          </table:table-cell>
          <table:table-cell office:value-type="float" office:value="0.000233" calcext:value-type="float">
            <text:p>0,000233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374" calcext:value-type="float">
            <text:p>0,374</text:p>
          </table:table-cell>
          <table:table-cell office:value-type="float" office:value="28" calcext:value-type="float">
            <text:p>28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parseNaive</text:p>
          </table:table-cell>
          <table:table-cell office:value-type="float" office:value="0.0005" calcext:value-type="float">
            <text:p>0,0005</text:p>
          </table:table-cell>
          <table:table-cell office:value-type="float" office:value="34" calcext:value-type="float">
            <text:p>3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arseNaive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parseDPS</text:p>
          </table:table-cell>
          <table:table-cell office:value-type="float" office:value="0.0571" calcext:value-type="float">
            <text:p>0,0571</text:p>
          </table:table-cell>
          <table:table-cell office:value-type="float" office:value="0.453" calcext:value-type="float">
            <text:p>0,453</text:p>
          </table:table-cell>
          <table:table-cell office:value-type="float" office:value="3.57" calcext:value-type="float">
            <text:p>3,57</text:p>
          </table:table-cell>
          <table:table-cell office:value-type="float" office:value="38.4" calcext:value-type="float">
            <text:p>38,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arseDPS</text:p>
          </table:table-cell>
          <table:table-cell office:value-type="float" office:value="0.1" calcext:value-type="float">
            <text:p>0,1</text:p>
          </table:table-cell>
          <table:table-cell office:value-type="float" office:value="0.61" calcext:value-type="float">
            <text:p>0,61</text:p>
          </table:table-cell>
          <table:table-cell office:value-type="float" office:value="4.3" calcext:value-type="float">
            <text:p>4,3</text:p>
          </table:table-cell>
          <table:table-cell office:value-type="float" office:value="36" calcext:value-type="float">
            <text:p>3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parseDPS</text:p>
          </table:table-cell>
          <table:table-cell office:value-type="float" office:value="0.000009" calcext:value-type="float">
            <text:p>0,000009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651" calcext:value-type="float">
            <text:p>0,000651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159" calcext:value-type="float">
            <text:p>0,159</text:p>
          </table:table-cell>
          <table:table-cell office:value-type="string" calcext:value-type="string">
            <text:p>parseDPS</text:p>
          </table:table-cell>
          <table:table-cell office:value-type="float" office:value="0.0005" calcext:value-type="float">
            <text:p>0,000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seDPS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</table:table-row>
        <table:table-row table:style-name="ro1" table:number-rows-repeated="74">
          <table:table-cell table:number-columns-repeated="26"/>
        </table:table-row>
        <table:table-row table:style-name="ro1">
          <table:table-cell/>
          <table:table-cell table:style-name="ce1" table:number-columns-spanned="3" table:number-rows-spanned="1"/>
          <table:covered-table-cell table:number-columns-repeated="2" table:style-name="ce2"/>
          <table:table-cell table:style-name="ce2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3"/>
          <table:table-cell table:style-name="ce1" table:number-columns-spanned="3" table:number-rows-spanned="1"/>
          <table:covered-table-cell table:number-columns-repeated="2"/>
          <table:table-cell table:number-columns-repeated="10"/>
        </table:table-row>
        <table:table-row table:style-name="ro1" table:number-rows-repeated="69">
          <table:table-cell table:number-columns-repeated="26"/>
        </table:table-row>
        <table:table-row table:style-name="ro1">
          <table:table-cell/>
          <table:table-cell table:style-name="ce1" table:number-columns-spanned="3" table:number-rows-spanned="1"/>
          <table:covered-table-cell table:number-columns-repeated="2" table:style-name="ce2"/>
          <table:table-cell table:style-name="ce2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3"/>
          <table:table-cell table:style-name="ce1" table:number-columns-spanned="3" table:number-rows-spanned="1"/>
          <table:covered-table-cell table:number-columns-repeated="2"/>
          <table:table-cell table:number-columns-repeated="10"/>
        </table:table-row>
      </table:table>
      <table:table table:name="Final" table:style-name="ta1">
        <table:shapes>
          <draw:frame draw:z-index="0" draw:style-name="gr1" draw:text-style-name="P1" svg:width="4cm" svg:height="5cm" svg:x="7.75cm" svg:y="0cm">
            <draw:object draw:notify-on-update-of-ranges="benchmark_results.H2:benchmark_results.L2 benchmark_results.G3:benchmark_results.G3 benchmark_results.H3:benchmark_results.L3 benchmark_results.G4:benchmark_results.G4 benchmark_results.H4:benchmark_results.L4 benchmark_results.G5:benchmark_results.G5 benchmark_results.H5:benchmark_results.L5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frame draw:z-index="1" draw:style-name="gr1" draw:text-style-name="P1" svg:width="4cm" svg:height="5cm" svg:x="3.75cm" svg:y="0cm">
            <draw:object draw:notify-on-update-of-ranges="benchmark_results.B2:benchmark_results.F2 benchmark_results.A3:benchmark_results.A3 benchmark_results.B3:benchmark_results.F3 benchmark_results.A4:benchmark_results.A4 benchmark_results.B4:benchmark_results.F4 benchmark_results.A5:benchmark_results.A5 benchmark_results.B5:benchmark_results.F5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2" draw:style-name="gr1" draw:text-style-name="P1" svg:width="3.75cm" svg:height="5cm" svg:x="0cm" svg:y="0cm">
            <draw:object draw:notify-on-update-of-ranges="benchmark_results.H2:benchmark_results.K2 benchmark_results.G3:benchmark_results.G3 benchmark_results.H3:benchmark_results.K3 benchmark_results.G4:benchmark_results.G4 benchmark_results.H4:benchmark_results.K4 benchmark_results.G5:benchmark_results.G5 benchmark_results.H5:benchmark_results.K5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z-index="3" draw:style-name="gr1" draw:text-style-name="P1" svg:width="4cm" svg:height="5cm" svg:x="16cm" svg:y="0cm">
            <draw:object draw:notify-on-update-of-ranges="benchmark_results.B24:benchmark_results.F24 benchmark_results.A25:benchmark_results.A25 benchmark_results.B25:benchmark_results.F25 benchmark_results.A26:benchmark_results.A26 benchmark_results.B26:benchmark_results.F26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z-index="4" draw:style-name="gr1" draw:text-style-name="P1" svg:width="4cm" svg:height="5cm" svg:x="20cm" svg:y="0cm">
            <draw:object draw:notify-on-update-of-ranges="benchmark_results.H24:benchmark_results.L24 benchmark_results.G25:benchmark_results.G25 benchmark_results.H25:benchmark_results.L25 benchmark_results.G26:benchmark_results.G26 benchmark_results.H26:benchmark_results.L26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frame draw:z-index="5" draw:style-name="gr1" draw:text-style-name="P1" svg:width="3.75cm" svg:height="5cm" svg:x="12.25cm" svg:y="0cm">
            <draw:object draw:notify-on-update-of-ranges="benchmark_results.H24:benchmark_results.K24 benchmark_results.G25:benchmark_results.G25 benchmark_results.H25:benchmark_results.K25 benchmark_results.G26:benchmark_results.G26 benchmark_results.H26:benchmark_results.K26"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z-index="6" draw:style-name="gr1" draw:text-style-name="P1" svg:width="4cm" svg:height="5cm" svg:x="4cm" svg:y="6cm">
            <draw:object draw:notify-on-update-of-ranges="benchmark_results.B48:benchmark_results.F48 benchmark_results.A49:benchmark_results.A49 benchmark_results.B49:benchmark_results.F49 benchmark_results.A50:benchmark_results.A50 benchmark_results.B50:benchmark_results.F50 benchmark_results.A51:benchmark_results.A51 benchmark_results.B51:benchmark_results.F51"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  <draw:frame draw:z-index="7" draw:style-name="gr1" draw:text-style-name="P1" svg:width="4cm" svg:height="5cm" svg:x="16cm" svg:y="6cm">
            <draw:object draw:notify-on-update-of-ranges="benchmark_results.T48:benchmark_results.V48 benchmark_results.S49:benchmark_results.S49 benchmark_results.T49:benchmark_results.V49 benchmark_results.S50:benchmark_results.S50 benchmark_results.T50:benchmark_results.V50 benchmark_results.S51:benchmark_results.S51 benchmark_results.T51:benchmark_results.V51"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8" draw:style-name="gr1" draw:text-style-name="P1" svg:width="4cm" svg:height="5cm" svg:x="8cm" svg:y="6cm">
            <draw:object draw:notify-on-update-of-ranges="benchmark_results.H48:benchmark_results.L48 benchmark_results.G49:benchmark_results.G49 benchmark_results.H49:benchmark_results.L49 benchmark_results.G50:benchmark_results.G50 benchmark_results.H50:benchmark_results.L50 benchmark_results.G51:benchmark_results.G51 benchmark_results.H51:benchmark_results.L51"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  <draw:frame draw:z-index="9" draw:style-name="gr1" draw:text-style-name="P1" svg:width="4cm" svg:height="5cm" svg:x="12cm" svg:y="6cm">
            <draw:object draw:notify-on-update-of-ranges="benchmark_results.N48:benchmark_results.R48 benchmark_results.M49:benchmark_results.M49 benchmark_results.N49:benchmark_results.R49 benchmark_results.M50:benchmark_results.M50 benchmark_results.N50:benchmark_results.R50 benchmark_results.M51:benchmark_results.M51 benchmark_results.N51:benchmark_results.R51"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z-index="10" draw:style-name="gr1" draw:text-style-name="P1" svg:width="4cm" svg:height="5cm" svg:x="0cm" svg:y="6cm">
            <draw:object draw:notify-on-update-of-ranges="benchmark_results.N48:benchmark_results.Q48 benchmark_results.M49:benchmark_results.M49 benchmark_results.N49:benchmark_results.Q49 benchmark_results.M50:benchmark_results.M50 benchmark_results.N50:benchmark_results.Q50 benchmark_results.M51:benchmark_results.M51 benchmark_results.N51:benchmark_results.Q51"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  <draw:frame draw:z-index="11" draw:style-name="gr1" draw:text-style-name="P1" svg:width="4cm" svg:height="5cm" svg:x="20cm" svg:y="6cm">
            <draw:object draw:notify-on-update-of-ranges="benchmark_results.X48:benchmark_results.Z48 benchmark_results.W49:benchmark_results.W49 benchmark_results.X49:benchmark_results.Z49 benchmark_results.W50:benchmark_results.W50 benchmark_results.X50:benchmark_results.Z50 benchmark_results.W51:benchmark_results.W51 benchmark_results.X51:benchmark_results.Z51"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line draw:z-index="12" draw:name="Line 2" draw:style-name="gr2" draw:text-style-name="P2" svg:x1="0cm" svg:y1="6cm" svg:x2="24cm" svg:y2="6cm">
            <text:p/>
          </draw:line>
          <draw:line draw:z-index="13" draw:name="Line 3" draw:style-name="gr2" draw:text-style-name="P2" svg:x1="12cm" svg:y1="0cm" svg:x2="12cm" svg:y2="6cm">
            <text:p/>
          </draw:line>
        </table:shapes>
        <table:table-column table:style-name="co3" table:default-cell-style-name="Default"/>
        <table:table-column table:style-name="co3" table:default-cell-style-name="ce4"/>
        <table:table-column table:style-name="co4" table:number-columns-repeated="3" table:default-cell-style-name="ce4"/>
        <table:table-column table:style-name="co5" table:number-columns-repeated="2" table:default-cell-style-name="ce4"/>
        <table:table-column table:style-name="co4" table:number-columns-repeated="3" table:default-cell-style-name="ce4"/>
        <table:table-column table:style-name="co5" table:number-columns-repeated="2" table:default-cell-style-name="ce4"/>
        <table:table-column table:style-name="co4" table:number-columns-repeated="3" table:default-cell-style-name="ce4"/>
        <table:table-column table:style-name="co5" table:number-columns-repeated="2" table:default-cell-style-name="ce4"/>
        <table:table-column table:style-name="co6" table:number-columns-repeated="6" table:default-cell-style-name="ce4"/>
        <table:table-column table:style-name="co5" table:number-columns-repeated="1001" table:default-cell-style-name="ce4"/>
        <table:table-row table:style-name="ro3" table:number-rows-repeated="10">
          <table:table-cell table:number-columns-repeated="1024"/>
        </table:table-row>
        <table:table-row table:style-name="ro3">
          <table:table-cell table:style-name="ce8" office:value-type="string" calcext:value-type="string" table:number-columns-spanned="12" table:number-rows-spanned="2">
            <text:p><text:span text:style-name="T2">A</text:span>. Benchmark of lists &amp; difference lists concatenation</text:p>
          </table:table-cell>
          <table:covered-table-cell table:style-name="ce5"/>
          <table:covered-table-cell table:number-columns-repeated="3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table-cell table:style-name="ce5" office:value-type="string" calcext:value-type="string" table:number-columns-spanned="11" table:number-rows-spanned="2">
            <text:p><text:span text:style-name="T5">B.</text:span><text:span text:style-name="T6"> Benchmark of breadth-first tree relabeling</text:span></text:p>
          </table:table-cell>
          <table:covered-table-cell table:style-name="Default"/>
          <table:covered-table-cell table:number-columns-repeated="9"/>
          <table:table-cell table:number-columns-repeated="1001"/>
        </table:table-row>
        <table:table-row table:style-name="ro4">
          <table:covered-table-cell/>
          <table:covered-table-cell table:style-name="ce12"/>
          <table:covered-table-cell table:number-columns-repeated="3"/>
          <table:covered-table-cell table:number-columns-repeated="2" table:style-name="Default"/>
          <table:covered-table-cell table:number-columns-repeated="7"/>
          <table:covered-table-cell table:style-name="ce12"/>
          <table:covered-table-cell table:number-columns-repeated="8"/>
          <table:table-cell table:number-columns-repeated="1001"/>
        </table:table-row>
        <table:table-row table:style-name="ro4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4">
          <table:table-cell/>
          <table:table-cell table:style-name="Default" table:number-columns-repeated="6"/>
          <table:table-cell table:number-columns-repeated="1017"/>
        </table:table-row>
        <table:table-row table:style-name="ro3">
          <table:table-cell/>
          <table:table-cell table:style-name="ce11"/>
          <table:table-cell table:style-name="ce43" office:value-type="string" calcext:value-type="string" table:number-columns-spanned="5" table:number-rows-spanned="1">
            <text:p>Time (ms)</text:p>
          </table:table-cell>
          <table:covered-table-cell table:number-columns-repeated="3" table:style-name="ce24"/>
          <table:covered-table-cell table:style-name="ce30"/>
          <table:table-cell table:style-name="ce43" office:value-type="string" calcext:value-type="string" table:number-columns-spanned="5" table:number-rows-spanned="1">
            <text:p>Allocated (MiB)</text:p>
          </table:table-cell>
          <table:covered-table-cell table:style-name="ce35"/>
          <table:covered-table-cell table:style-name="ce36"/>
          <table:covered-table-cell table:style-name="ce35"/>
          <table:covered-table-cell table:style-name="ce37"/>
          <table:table-cell table:style-name="ce43" office:value-type="string" calcext:value-type="string" table:number-columns-spanned="5" table:number-rows-spanned="1">
            <text:p>GC Copied (MiB)</text:p>
          </table:table-cell>
          <table:covered-table-cell table:style-name="ce35"/>
          <table:covered-table-cell table:style-name="ce36"/>
          <table:covered-table-cell table:style-name="ce35"/>
          <table:covered-table-cell table:style-name="ce37"/>
          <table:table-cell table:style-name="ce43" office:value-type="string" calcext:value-type="string" table:number-columns-spanned="3" table:number-rows-spanned="1">
            <text:p>GC Time (ms)</text:p>
          </table:table-cell>
          <table:covered-table-cell table:style-name="ce35"/>
          <table:covered-table-cell table:style-name="ce37"/>
          <table:table-cell table:style-name="ce43" office:value-type="string" calcext:value-type="string" table:number-columns-spanned="3" table:number-rows-spanned="1">
            <text:p>Peak Mem (MiB)</text:p>
          </table:table-cell>
          <table:covered-table-cell table:style-name="ce35"/>
          <table:covered-table-cell table:style-name="ce37"/>
          <table:table-cell table:style-name="ce11" table:number-columns-repeated="3"/>
          <table:table-cell table:number-columns-repeated="998"/>
        </table:table-row>
        <table:table-row table:style-name="ro3">
          <table:table-cell/>
          <table:table-cell table:style-name="ce14" office:value-type="string" calcext:value-type="string">
            <text:p><text:s/>Size</text:p>
          </table:table-cell>
          <table:table-cell table:style-name="ce20" office:value-type="string" calcext:value-type="string">
            <text:p>2<text:span text:style-name="T4">10</text:span></text:p>
          </table:table-cell>
          <table:table-cell table:style-name="ce25" office:value-type="string" calcext:value-type="string">
            <text:p>2<text:span text:style-name="T4">13</text:span></text:p>
          </table:table-cell>
          <table:table-cell table:style-name="ce25" office:value-type="string" calcext:value-type="string">
            <text:p>2<text:span text:style-name="T4">16</text:span></text:p>
          </table:table-cell>
          <table:table-cell table:style-name="ce25" office:value-type="string" calcext:value-type="string">
            <text:p>2<text:span text:style-name="T4">19</text:span></text:p>
          </table:table-cell>
          <table:table-cell table:style-name="ce31" office:value-type="string" calcext:value-type="string">
            <text:p>2<text:span text:style-name="T4">22</text:span></text:p>
          </table:table-cell>
          <table:table-cell table:style-name="ce20" office:value-type="string" calcext:value-type="string">
            <text:p>2<text:span text:style-name="T4">10</text:span></text:p>
          </table:table-cell>
          <table:table-cell table:style-name="ce25" office:value-type="string" calcext:value-type="string">
            <text:p>2<text:span text:style-name="T4">13</text:span></text:p>
          </table:table-cell>
          <table:table-cell table:style-name="ce25" office:value-type="string" calcext:value-type="string">
            <text:p>2<text:span text:style-name="T4">16</text:span></text:p>
          </table:table-cell>
          <table:table-cell table:style-name="ce25" office:value-type="string" calcext:value-type="string">
            <text:p>2<text:span text:style-name="T4">19</text:span></text:p>
          </table:table-cell>
          <table:table-cell table:style-name="ce31" office:value-type="string" calcext:value-type="string">
            <text:p>2<text:span text:style-name="T4">22</text:span></text:p>
          </table:table-cell>
          <table:table-cell table:style-name="ce20" office:value-type="string" calcext:value-type="string">
            <text:p>2<text:span text:style-name="T4">10</text:span></text:p>
          </table:table-cell>
          <table:table-cell table:style-name="ce25" office:value-type="string" calcext:value-type="string">
            <text:p>2<text:span text:style-name="T4">13</text:span></text:p>
          </table:table-cell>
          <table:table-cell table:style-name="ce25" office:value-type="string" calcext:value-type="string">
            <text:p>2<text:span text:style-name="T4">16</text:span></text:p>
          </table:table-cell>
          <table:table-cell table:style-name="ce25" office:value-type="string" calcext:value-type="string">
            <text:p>2<text:span text:style-name="T4">19</text:span></text:p>
          </table:table-cell>
          <table:table-cell table:style-name="ce31" office:value-type="string" calcext:value-type="string">
            <text:p>2<text:span text:style-name="T4">22</text:span></text:p>
          </table:table-cell>
          <table:table-cell table:style-name="ce20" office:value-type="string" calcext:value-type="string">
            <text:p>2<text:span text:style-name="T4">16</text:span></text:p>
          </table:table-cell>
          <table:table-cell table:style-name="ce25" office:value-type="string" calcext:value-type="string">
            <text:p>2<text:span text:style-name="T4">19</text:span></text:p>
          </table:table-cell>
          <table:table-cell table:style-name="ce31" office:value-type="string" calcext:value-type="string">
            <text:p>2<text:span text:style-name="T4">22</text:span></text:p>
          </table:table-cell>
          <table:table-cell table:style-name="ce20" office:value-type="string" calcext:value-type="string">
            <text:p>2<text:span text:style-name="T4">16</text:span></text:p>
          </table:table-cell>
          <table:table-cell table:style-name="ce25" office:value-type="string" calcext:value-type="string">
            <text:p>2<text:span text:style-name="T4">19</text:span></text:p>
          </table:table-cell>
          <table:table-cell table:style-name="ce31" office:value-type="string" calcext:value-type="string">
            <text:p>2<text:span text:style-name="T4">22</text:span></text:p>
          </table:table-cell>
          <table:table-cell table:style-name="ce11" table:number-columns-repeated="3"/>
          <table:table-cell table:number-columns-repeated="998"/>
        </table:table-row>
        <table:table-row table:style-name="ro3">
          <table:table-cell/>
          <table:table-cell table:style-name="ce15" office:value-type="string" calcext:value-type="string">
            <text:p><text:s/>parseNaive*</text:p>
          </table:table-cell>
          <table:table-cell table:style-name="ce21" office:value-type="float" office:value="0.0208" calcext:value-type="float">
            <text:p>0.0</text:p>
          </table:table-cell>
          <table:table-cell table:style-name="ce26" office:value-type="float" office:value="0.177" calcext:value-type="float">
            <text:p>0.2</text:p>
          </table:table-cell>
          <table:table-cell table:style-name="ce26" office:value-type="float" office:value="1.94" calcext:value-type="float">
            <text:p>1.9</text:p>
          </table:table-cell>
          <table:table-cell table:style-name="ce26" office:value-type="float" office:value="56" calcext:value-type="float">
            <text:p>56.0</text:p>
          </table:table-cell>
          <table:table-cell table:style-name="ce32" office:value-type="float" office:value="315" calcext:value-type="float">
            <text:p>315.0</text:p>
          </table:table-cell>
          <table:table-cell table:style-name="ce21" office:value-type="float" office:value="0.052" calcext:value-type="float">
            <text:p>0.1</text:p>
          </table:table-cell>
          <table:table-cell table:style-name="ce26" office:value-type="float" office:value="0.414" calcext:value-type="float">
            <text:p>0.4</text:p>
          </table:table-cell>
          <table:table-cell table:style-name="ce26" office:value-type="float" office:value="3.2" calcext:value-type="float">
            <text:p>3.2</text:p>
          </table:table-cell>
          <table:table-cell table:style-name="ce26" office:value-type="float" office:value="25" calcext:value-type="float">
            <text:p>25.0</text:p>
          </table:table-cell>
          <table:table-cell table:style-name="ce32" office:value-type="float" office:value="201" calcext:value-type="float">
            <text:p>201.0</text:p>
          </table:table-cell>
          <table:table-cell table:style-name="ce21" office:value-type="float" office:value="0.000229" calcext:value-type="float">
            <text:p>0.0</text:p>
          </table:table-cell>
          <table:table-cell table:style-name="ce26" office:value-type="float" office:value="0.014" calcext:value-type="float">
            <text:p>0.0</text:p>
          </table:table-cell>
          <table:table-cell table:style-name="ce26" office:value-type="float" office:value="0.714" calcext:value-type="float">
            <text:p>0.7</text:p>
          </table:table-cell>
          <table:table-cell table:style-name="ce26" office:value-type="float" office:value="28" calcext:value-type="float">
            <text:p>28.0</text:p>
          </table:table-cell>
          <table:table-cell table:style-name="ce32" office:value-type="float" office:value="235" calcext:value-type="float">
            <text:p>235.0</text:p>
          </table:table-cell>
          <table:table-cell table:style-name="ce21" office:value-type="float" office:value="0.0005" calcext:value-type="float">
            <text:p>0.0</text:p>
          </table:table-cell>
          <table:table-cell table:style-name="ce26" office:value-type="float" office:value="43" calcext:value-type="float">
            <text:p>43.0</text:p>
          </table:table-cell>
          <table:table-cell table:style-name="ce32" office:value-type="float" office:value="517" calcext:value-type="float">
            <text:p>517.0</text:p>
          </table:table-cell>
          <table:table-cell table:style-name="ce21" office:value-type="float" office:value="6" calcext:value-type="float">
            <text:p>6.0</text:p>
          </table:table-cell>
          <table:table-cell table:style-name="ce26" office:value-type="float" office:value="25" calcext:value-type="float">
            <text:p>25.0</text:p>
          </table:table-cell>
          <table:table-cell table:style-name="ce32" office:value-type="float" office:value="240" calcext:value-type="float">
            <text:p>240.0</text:p>
          </table:table-cell>
          <table:table-cell table:style-name="ce11" table:number-columns-repeated="3"/>
          <table:table-cell table:number-columns-repeated="998"/>
        </table:table-row>
        <table:table-row table:style-name="ro3">
          <table:table-cell/>
          <table:table-cell table:style-name="ce16" office:value-type="string" calcext:value-type="string">
            <text:p><text:s/>parseNaive</text:p>
          </table:table-cell>
          <table:table-cell table:style-name="ce22" office:value-type="float" office:value="0.0439" calcext:value-type="float">
            <text:p>0.0</text:p>
          </table:table-cell>
          <table:table-cell table:style-name="ce27" office:value-type="float" office:value="0.357" calcext:value-type="float">
            <text:p>0.4</text:p>
          </table:table-cell>
          <table:table-cell table:style-name="ce27" office:value-type="float" office:value="3.1" calcext:value-type="float">
            <text:p>3.1</text:p>
          </table:table-cell>
          <table:table-cell table:style-name="ce27" office:value-type="float" office:value="74" calcext:value-type="float">
            <text:p>74.0</text:p>
          </table:table-cell>
          <table:table-cell table:style-name="ce33" office:value-type="float" office:value="633" calcext:value-type="float">
            <text:p>633.0</text:p>
          </table:table-cell>
          <table:table-cell table:style-name="ce22" office:value-type="float" office:value="0.116" calcext:value-type="float">
            <text:p>0.1</text:p>
          </table:table-cell>
          <table:table-cell table:style-name="ce27" office:value-type="float" office:value="0.731" calcext:value-type="float">
            <text:p>0.7</text:p>
          </table:table-cell>
          <table:table-cell table:style-name="ce27" office:value-type="float" office:value="5.2" calcext:value-type="float">
            <text:p>5.2</text:p>
          </table:table-cell>
          <table:table-cell table:style-name="ce27" office:value-type="float" office:value="41" calcext:value-type="float">
            <text:p>41.0</text:p>
          </table:table-cell>
          <table:table-cell table:style-name="ce33" office:value-type="float" office:value="334" calcext:value-type="float">
            <text:p>334.0</text:p>
          </table:table-cell>
          <table:table-cell table:style-name="ce22" office:value-type="float" office:value="0.000233" calcext:value-type="float">
            <text:p>0.0</text:p>
          </table:table-cell>
          <table:table-cell table:style-name="ce27" office:value-type="float" office:value="0.0068" calcext:value-type="float">
            <text:p>0.0</text:p>
          </table:table-cell>
          <table:table-cell table:style-name="ce27" office:value-type="float" office:value="0.374" calcext:value-type="float">
            <text:p>0.4</text:p>
          </table:table-cell>
          <table:table-cell table:style-name="ce27" office:value-type="float" office:value="28" calcext:value-type="float">
            <text:p>28.0</text:p>
          </table:table-cell>
          <table:table-cell table:style-name="ce33" office:value-type="float" office:value="503" calcext:value-type="float">
            <text:p>503.0</text:p>
          </table:table-cell>
          <table:table-cell table:style-name="ce22" office:value-type="float" office:value="0.0005" calcext:value-type="float">
            <text:p>0.0</text:p>
          </table:table-cell>
          <table:table-cell table:style-name="ce27" office:value-type="float" office:value="34" calcext:value-type="float">
            <text:p>34.0</text:p>
          </table:table-cell>
          <table:table-cell table:style-name="ce33" office:value-type="float" office:value="455" calcext:value-type="float">
            <text:p>455.0</text:p>
          </table:table-cell>
          <table:table-cell table:style-name="ce22" office:value-type="float" office:value="8" calcext:value-type="float">
            <text:p>8.0</text:p>
          </table:table-cell>
          <table:table-cell table:style-name="ce27" office:value-type="float" office:value="31" calcext:value-type="float">
            <text:p>31.0</text:p>
          </table:table-cell>
          <table:table-cell table:style-name="ce33" office:value-type="float" office:value="207" calcext:value-type="float">
            <text:p>207.0</text:p>
          </table:table-cell>
          <table:table-cell table:style-name="ce11" table:number-columns-repeated="3"/>
          <table:table-cell table:number-columns-repeated="998"/>
        </table:table-row>
        <table:table-row table:style-name="ro3">
          <table:table-cell/>
          <table:table-cell table:style-name="ce17" office:value-type="string" calcext:value-type="string">
            <text:p><text:span text:style-name="T3"> p</text:span>arseDPS</text:p>
          </table:table-cell>
          <table:table-cell table:style-name="ce23" office:value-type="float" office:value="0.0571" calcext:value-type="float">
            <text:p>0.1</text:p>
          </table:table-cell>
          <table:table-cell table:style-name="ce28" office:value-type="float" office:value="0.453" calcext:value-type="float">
            <text:p>0.5</text:p>
          </table:table-cell>
          <table:table-cell table:style-name="ce28" office:value-type="float" office:value="3.57" calcext:value-type="float">
            <text:p>3.6</text:p>
          </table:table-cell>
          <table:table-cell table:style-name="ce29" office:value-type="float" office:value="38.4" calcext:value-type="float">
            <text:p>38.4</text:p>
          </table:table-cell>
          <table:table-cell table:style-name="ce34" office:value-type="float" office:value="233" calcext:value-type="float">
            <text:p>233.0</text:p>
          </table:table-cell>
          <table:table-cell table:style-name="ce23" office:value-type="float" office:value="0.1" calcext:value-type="float">
            <text:p>0.1</text:p>
          </table:table-cell>
          <table:table-cell table:style-name="ce28" office:value-type="float" office:value="0.61" calcext:value-type="float">
            <text:p>0.6</text:p>
          </table:table-cell>
          <table:table-cell table:style-name="ce28" office:value-type="float" office:value="4.3" calcext:value-type="float">
            <text:p>4.3</text:p>
          </table:table-cell>
          <table:table-cell table:style-name="ce28" office:value-type="float" office:value="36" calcext:value-type="float">
            <text:p>36.0</text:p>
          </table:table-cell>
          <table:table-cell table:style-name="ce38" office:value-type="float" office:value="289" calcext:value-type="float">
            <text:p>289.0</text:p>
          </table:table-cell>
          <table:table-cell table:style-name="ce39" office:value-type="float" office:value="0.000009" calcext:value-type="float">
            <text:p>0.0</text:p>
          </table:table-cell>
          <table:table-cell table:style-name="ce29" office:value-type="float" office:value="0.000085" calcext:value-type="float">
            <text:p>0.0</text:p>
          </table:table-cell>
          <table:table-cell table:style-name="ce29" office:value-type="float" office:value="0.000651" calcext:value-type="float">
            <text:p>0.0</text:p>
          </table:table-cell>
          <table:table-cell table:style-name="ce29" office:value-type="float" office:value="0.0047" calcext:value-type="float">
            <text:p>0.0</text:p>
          </table:table-cell>
          <table:table-cell table:style-name="ce34" office:value-type="float" office:value="0.159" calcext:value-type="float">
            <text:p>0.2</text:p>
          </table:table-cell>
          <table:table-cell table:style-name="ce39" office:value-type="float" office:value="0.0005" calcext:value-type="float">
            <text:p>0.0</text:p>
          </table:table-cell>
          <table:table-cell table:style-name="ce29" office:value-type="float" office:value="1" calcext:value-type="float">
            <text:p>1.0</text:p>
          </table:table-cell>
          <table:table-cell table:style-name="ce34" office:value-type="float" office:value="11" calcext:value-type="float">
            <text:p>11.0</text:p>
          </table:table-cell>
          <table:table-cell table:style-name="ce23" office:value-type="float" office:value="8" calcext:value-type="float">
            <text:p>8.0</text:p>
          </table:table-cell>
          <table:table-cell table:style-name="ce29" office:value-type="float" office:value="25" calcext:value-type="float">
            <text:p>25.0</text:p>
          </table:table-cell>
          <table:table-cell table:style-name="ce34" office:value-type="float" office:value="164" calcext:value-type="float">
            <text:p>164.0</text:p>
          </table:table-cell>
          <table:table-cell table:style-name="ce11" table:number-columns-repeated="3"/>
          <table:table-cell table:number-columns-repeated="998"/>
        </table:table-row>
        <table:table-row table:style-name="ro4">
          <table:table-cell/>
          <table:table-cell table:style-name="ce18" office:value-type="string" calcext:value-type="string" table:number-columns-spanned="22" table:number-rows-spanned="2">
            <text:p><text:span text:style-name="T2">C</text:span>. Benchmark of S-expressions parser</text:p>
          </table:table-cell>
          <table:covered-table-cell table:number-columns-repeated="21" table:style-name="ce11"/>
          <table:table-cell table:style-name="ce11" table:number-columns-repeated="3"/>
          <table:table-cell table:number-columns-repeated="998"/>
        </table:table-row>
        <table:table-row table:style-name="ro3">
          <table:table-cell/>
          <table:covered-table-cell table:style-name="ce5"/>
          <table:covered-table-cell table:number-columns-repeated="5"/>
          <table:covered-table-cell table:number-columns-repeated="16" table:style-name="ce11"/>
          <table:table-cell table:style-name="ce11" table:number-columns-repeated="3"/>
          <table:table-cell table:number-columns-repeated="998"/>
        </table:table-row>
        <table:table-row table:style-name="ro3">
          <table:table-cell table:number-columns-repeated="7"/>
          <table:table-cell table:style-name="ce11" table:number-columns-repeated="19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3">
          <table:table-cell table:number-columns-repeated="16"/>
          <table:table-cell table:style-name="Default"/>
          <table:table-cell table:number-columns-repeated="1007"/>
        </table:table-row>
        <table:table-row table:style-name="ro3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Iosevka Quasi-Proportional SS07 Regular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2" number:min-decimal-places="2" number:min-integer-digits="0" number:min-exponent-digits="2" number:exponent-interval="1" number:forced-exponent-sign="true"/>
    </number:number-style>
    <number:number-style style:name="N109">
      <number:number number:decimal-places="1" number:min-decimal-places="1" number:min-integer-digits="0"/>
    </number:number-style>
    <number:number-style style:name="N108">
      <number:number number:decimal-places="0" number:min-decimal-places="0" number:min-integer-digits="2">
        <number:embedded-text number:position="1">.</number:embedded-text>
      </number:number>
    </number:number-style>
    <number:number-style style:name="N107">
      <number:number number:decimal-places="1" number:min-decimal-places="1" number:min-integer-digits="1"/>
    </number:number-style>
    <number:number-style style:name="N10111" number:language="en" number:country="GB">
      <number:number number:decimal-places="1" number:min-decimal-places="1" number:min-integer-digits="1"/>
    </number:number-style>
    <style:style style:name="Default" style:family="table-cell">
      <style:text-properties style:font-name="Latin Modern Roman1" fo:font-family="'Latin Modern Roman'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ext-properties style:font-name="Latin Modern Roman" fo:font-family="'Latin Modern Roman'" style:font-style-name="Regular" style:font-pitch="variable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4.021cm" fo:page-height="14.51cm" style:num-format="1" style:print-orientation="landscape" fo:margin-top="0cm" fo:margin-bottom="0cm" fo:margin-left="0cm" fo:margin-right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8T09:39:17.783039098</dc:date>
    <meta:editing-duration>PT4H39M11S</meta:editing-duration>
    <meta:editing-cycles>17</meta:editing-cycles>
    <meta:generator>LibreOffice/7.3.7.2$Linux_X86_64 LibreOffice_project/30$Build-2</meta:generator>
    <meta:document-statistic meta:table-count="2" meta:cell-count="287" meta:object-count="2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minimum="0.0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067cm" svg:y="0.235cm" chart:style-name="ch2">
          <text:p>Allocated (MiB)</text:p>
        </chart:title>
        <chart:plot-area chart:style-name="ch3" table:cell-range-address="benchmark_results.G2:benchmark_results.L5" chart:data-source-has-labels="both" svg:x="0.1cm" svg:y="1.002cm" svg:width="4.801cm" svg:height="3.899cm">
          <chart:coordinate-region svg:x="0.907cm" svg:y="1.202cm" svg:width="3.854cm" svg:height="2.719cm"/>
          <chart:axis chart:dimension="x" chart:name="primary-x" chart:style-name="ch4" chartooo:axis-type="auto">
            <chartooo:date-scale/>
            <chart:categories table:cell-range-address="benchmark_results.H2:benchmark_results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H3:benchmark_results.L3" chart:label-cell-address="benchmark_results.G3:benchmark_results.G3" chart:class="chart:line">
            <chart:data-point chart:repeated="5"/>
          </chart:series>
          <chart:series chart:style-name="ch8" chart:values-cell-range-address="benchmark_results.H4:benchmark_results.L4" chart:label-cell-address="benchmark_results.G4:benchmark_results.G4" chart:class="chart:line">
            <chart:data-point chart:repeated="5"/>
          </chart:series>
          <chart:series chart:style-name="ch9" chart:values-cell-range-address="benchmark_results.H5:benchmark_results.L5" chart:label-cell-address="benchmark_results.G5:benchmark_results.G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H2:benchmark_results.L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G3:benchmark_results.G3</svg:desc>
                </draw:g>
              </table:table-cell>
              <table:table-cell office:value-type="float" office:value="0.06">
                <text:p>0.06</text:p>
                <draw:g>
                  <svg:desc>benchmark_results.H3:benchmark_results.L3</svg:desc>
                </draw:g>
              </table:table-cell>
              <table:table-cell office:value-type="float" office:value="0.478">
                <text:p>0.478</text:p>
              </table:table-cell>
              <table:table-cell office:value-type="float" office:value="3.7">
                <text:p>3.7</text:p>
              </table:table-cell>
              <table:table-cell office:value-type="float" office:value="30">
                <text:p>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G4:benchmark_results.G4</svg:desc>
                </draw:g>
              </table:table-cell>
              <table:table-cell office:value-type="float" office:value="0.063">
                <text:p>0.063</text:p>
                <draw:g>
                  <svg:desc>benchmark_results.H4:benchmark_results.L4</svg:desc>
                </draw:g>
              </table:table-cell>
              <table:table-cell office:value-type="float" office:value="0.501">
                <text:p>0.501</text:p>
              </table:table-cell>
              <table:table-cell office:value-type="float" office:value="3.9">
                <text:p>3.9</text:p>
              </table:table-cell>
              <table:table-cell office:value-type="float" office:value="31">
                <text:p>3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G5:benchmark_results.G5</svg:desc>
                </draw:g>
              </table:table-cell>
              <table:table-cell office:value-type="float" office:value="0.079">
                <text:p>0.079</text:p>
                <draw:g>
                  <svg:desc>benchmark_results.H5:benchmark_results.L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3.7">
                <text:p>3.7</text:p>
              </table:table-cell>
              <table:table-cell office:value-type="float" office:value="24">
                <text:p>24</text:p>
              </table:table-cell>
              <table:table-cell office:value-type="float" office:value="237">
                <text:p>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9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501cm" svg:height="5.001cm" xlink:href=".." xlink:type="simple" chart:class="chart:line" chart:style-name="ch1">
        <chart:legend chart:legend-position="end" svg:x="0cm" svg:y="1.25cm" style:legend-expansion="custom" svg:width="4.501cm" svg:height="2.5cm" style:legend-expansion-aspect-ratio="1.8004" chart:style-name="ch2"/>
        <chart:plot-area chart:style-name="ch3" table:cell-range-address="benchmark_results.H2:benchmark_results.K5 benchmark_results.G3:benchmark_results.G5" chart:data-source-has-labels="both" svg:x="0cm" svg:y="0cm" svg:width="0cm" svg:height="0cm">
          <chart:coordinate-region svg:x="0.541cm" svg:y="1.219cm" svg:width="0cm" svg:height="3.089cm"/>
          <chart:axis chart:dimension="x" chart:name="primary-x" chart:style-name="ch4" chartooo:axis-type="auto">
            <chartooo:date-scale/>
            <chart:categories table:cell-range-address="benchmark_results.H2:benchmark_results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H3:benchmark_results.K3" chart:label-cell-address="benchmark_results.G3:benchmark_results.G3" chart:class="chart:line">
            <chart:data-point chart:repeated="4"/>
          </chart:series>
          <chart:series chart:style-name="ch8" chart:values-cell-range-address="benchmark_results.H4:benchmark_results.K4" chart:label-cell-address="benchmark_results.G4:benchmark_results.G4" chart:class="chart:line">
            <chart:data-point chart:repeated="4"/>
          </chart:series>
          <chart:series chart:style-name="ch9" chart:values-cell-range-address="benchmark_results.H5:benchmark_results.K5" chart:label-cell-address="benchmark_results.G5:benchmark_results.G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H2:benchmark_results.K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G3:benchmark_results.G3</svg:desc>
                </draw:g>
              </table:table-cell>
              <table:table-cell office:value-type="float" office:value="0.06">
                <text:p>0.06</text:p>
                <draw:g>
                  <svg:desc>benchmark_results.H3:benchmark_results.K3</svg:desc>
                </draw:g>
              </table:table-cell>
              <table:table-cell office:value-type="float" office:value="0.478">
                <text:p>0.478</text:p>
              </table:table-cell>
              <table:table-cell office:value-type="float" office:value="3.7">
                <text:p>3.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G4:benchmark_results.G4</svg:desc>
                </draw:g>
              </table:table-cell>
              <table:table-cell office:value-type="float" office:value="0.063">
                <text:p>0.063</text:p>
                <draw:g>
                  <svg:desc>benchmark_results.H4:benchmark_results.K4</svg:desc>
                </draw:g>
              </table:table-cell>
              <table:table-cell office:value-type="float" office:value="0.501">
                <text:p>0.501</text:p>
              </table:table-cell>
              <table:table-cell office:value-type="float" office:value="3.9">
                <text:p>3.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G5:benchmark_results.G5</svg:desc>
                </draw:g>
              </table:table-cell>
              <table:table-cell office:value-type="float" office:value="0.079">
                <text:p>0.079</text:p>
                <draw:g>
                  <svg:desc>benchmark_results.H5:benchmark_results.K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3.7">
                <text:p>3.7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543cm" svg:y="0.235cm" chart:style-name="ch2">
          <text:p>Time (ms)</text:p>
        </chart:title>
        <chart:plot-area chart:style-name="ch3" table:cell-range-address="benchmark_results.A2:benchmark_results.F5" chart:data-source-has-labels="both" svg:x="0.1cm" svg:y="1.002cm" svg:width="4.801cm" svg:height="3.899cm">
          <chart:coordinate-region svg:x="0.986cm" svg:y="1.202cm" svg:width="3.774cm" svg:height="2.719cm"/>
          <chart:axis chart:dimension="x" chart:name="primary-x" chart:style-name="ch4" chartooo:axis-type="auto">
            <chartooo:date-scale/>
            <chart:categories table:cell-range-address="benchmark_results.B2:benchmark_results.F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B3:benchmark_results.F3" chart:label-cell-address="benchmark_results.A3:benchmark_results.A3" chart:class="chart:line">
            <chart:data-point chart:repeated="5"/>
          </chart:series>
          <chart:series chart:style-name="ch8" chart:values-cell-range-address="benchmark_results.B4:benchmark_results.F4" chart:label-cell-address="benchmark_results.A4:benchmark_results.A4" chart:class="chart:line">
            <chart:data-point chart:repeated="5"/>
          </chart:series>
          <chart:series chart:style-name="ch9" chart:values-cell-range-address="benchmark_results.B5:benchmark_results.F5" chart:label-cell-address="benchmark_results.A5:benchmark_results.A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B2:benchmark_results.F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A3:benchmark_results.A3</svg:desc>
                </draw:g>
              </table:table-cell>
              <table:table-cell office:value-type="float" office:value="0.014">
                <text:p>0.014</text:p>
                <draw:g>
                  <svg:desc>benchmark_results.B3:benchmark_results.F3</svg:desc>
                </draw:g>
              </table:table-cell>
              <table:table-cell office:value-type="float" office:value="0.122">
                <text:p>0.122</text:p>
              </table:table-cell>
              <table:table-cell office:value-type="float" office:value="1.78">
                <text:p>1.78</text:p>
              </table:table-cell>
              <table:table-cell office:value-type="float" office:value="32.8">
                <text:p>32.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A4:benchmark_results.A4</svg:desc>
                </draw:g>
              </table:table-cell>
              <table:table-cell office:value-type="float" office:value="0.0162">
                <text:p>0.0162</text:p>
                <draw:g>
                  <svg:desc>benchmark_results.B4:benchmark_results.F4</svg:desc>
                </draw:g>
              </table:table-cell>
              <table:table-cell office:value-type="float" office:value="0.135">
                <text:p>0.135</text:p>
              </table:table-cell>
              <table:table-cell office:value-type="float" office:value="1.96">
                <text:p>1.96</text:p>
              </table:table-cell>
              <table:table-cell office:value-type="float" office:value="31.6">
                <text:p>31.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A5:benchmark_results.A5</svg:desc>
                </draw:g>
              </table:table-cell>
              <table:table-cell office:value-type="float" office:value="0.0567">
                <text:p>0.0567</text:p>
                <draw:g>
                  <svg:desc>benchmark_results.B5:benchmark_results.F5</svg:desc>
                </draw:g>
              </table:table-cell>
              <table:table-cell office:value-type="float" office:value="0.471">
                <text:p>0.471</text:p>
              </table:table-cell>
              <table:table-cell office:value-type="float" office:value="4.18">
                <text:p>4.18</text:p>
              </table:table-cell>
              <table:table-cell office:value-type="float" office:value="39.9">
                <text:p>39.9</text:p>
              </table:table-cell>
              <table:table-cell office:value-type="float" office:value="481">
                <text:p>4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88cm" svg:height="5.465cm" xlink:href=".." xlink:type="simple" chart:class="chart:line" chart:style-name="ch1">
        <chart:title svg:x="3.865cm" svg:y="0.245cm" chart:style-name="ch2">
          <text:p>Model</text:p>
        </chart:title>
        <chart:legend chart:legend-position="end" svg:x="4.378cm" svg:y="1.935cm" style:legend-expansion="high" chart:style-name="ch3"/>
        <chart:plot-area chart:style-name="ch4" table:cell-range-address="benchmark_results.H2:benchmark_results.K5 benchmark_results.G3:benchmark_results.G5" chart:data-source-has-labels="both" svg:x="0.181cm" svg:y="1.133cm" svg:width="4.016cm" svg:height="4.223cm">
          <chart:coordinate-region svg:x="1.093cm" svg:y="1.333cm" svg:width="2.745cm" svg:height="3.376cm"/>
          <chart:axis chart:dimension="x" chart:name="primary-x" chart:style-name="ch5" chartooo:axis-type="auto">
            <chartooo:date-scale/>
            <chart:categories table:cell-range-address="benchmark_results.H2:benchmark_results.K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H3:benchmark_results.K3" chart:label-cell-address="benchmark_results.G3:benchmark_results.G3" chart:class="chart:line">
            <chart:data-point chart:repeated="4"/>
          </chart:series>
          <chart:series chart:style-name="ch9" chart:values-cell-range-address="benchmark_results.H4:benchmark_results.K4" chart:label-cell-address="benchmark_results.G4:benchmark_results.G4" chart:class="chart:line">
            <chart:data-point chart:repeated="4"/>
          </chart:series>
          <chart:series chart:style-name="ch10" chart:values-cell-range-address="benchmark_results.H5:benchmark_results.K5" chart:label-cell-address="benchmark_results.G5:benchmark_results.G5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H2:benchmark_results.K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G3:benchmark_results.G3</svg:desc>
                </draw:g>
              </table:table-cell>
              <table:table-cell office:value-type="float" office:value="0.06">
                <text:p>0.06</text:p>
                <draw:g>
                  <svg:desc>benchmark_results.H3:benchmark_results.K3</svg:desc>
                </draw:g>
              </table:table-cell>
              <table:table-cell office:value-type="float" office:value="0.478">
                <text:p>0.478</text:p>
              </table:table-cell>
              <table:table-cell office:value-type="float" office:value="3.7">
                <text:p>3.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G4:benchmark_results.G4</svg:desc>
                </draw:g>
              </table:table-cell>
              <table:table-cell office:value-type="float" office:value="0.063">
                <text:p>0.063</text:p>
                <draw:g>
                  <svg:desc>benchmark_results.H4:benchmark_results.K4</svg:desc>
                </draw:g>
              </table:table-cell>
              <table:table-cell office:value-type="float" office:value="0.501">
                <text:p>0.501</text:p>
              </table:table-cell>
              <table:table-cell office:value-type="float" office:value="3.9">
                <text:p>3.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G5:benchmark_results.G5</svg:desc>
                </draw:g>
              </table:table-cell>
              <table:table-cell office:value-type="float" office:value="0.079">
                <text:p>0.079</text:p>
                <draw:g>
                  <svg:desc>benchmark_results.H5:benchmark_results.K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3.7">
                <text:p>3.7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1.043cm" svg:y="0.235cm" chart:style-name="ch2">
          <text:p>Time (ms)</text:p>
        </chart:title>
        <chart:plot-area chart:style-name="ch3" table:cell-range-address="benchmark_results.A24:benchmark_results.F26" chart:data-source-has-labels="both" svg:x="0.08cm" svg:y="1.002cm" svg:width="3.841cm" svg:height="3.899cm">
          <chart:coordinate-region svg:x="1.284cm" svg:y="1.201cm" svg:width="2.496cm" svg:height="2.72cm"/>
          <chart:axis chart:dimension="x" chart:name="primary-x" chart:style-name="ch4" chartooo:axis-type="auto">
            <chartooo:date-scale/>
            <chart:categories table:cell-range-address="benchmark_results.B24:benchmark_results.F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B25:benchmark_results.F25" chart:label-cell-address="benchmark_results.A25:benchmark_results.A25" chart:class="chart:line">
            <chart:data-point chart:repeated="5"/>
          </chart:series>
          <chart:series chart:style-name="ch8" chart:values-cell-range-address="benchmark_results.B26:benchmark_results.F26" chart:label-cell-address="benchmark_results.A26:benchmark_results.A2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B24:benchmark_results.F24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A25:benchmark_results.A25</svg:desc>
                </draw:g>
              </table:table-cell>
              <table:table-cell office:value-type="float" office:value="0.663">
                <text:p>0.663</text:p>
                <draw:g>
                  <svg:desc>benchmark_results.B25:benchmark_results.F25</svg:desc>
                </draw:g>
              </table:table-cell>
              <table:table-cell office:value-type="float" office:value="12.4">
                <text:p>12.4</text:p>
              </table:table-cell>
              <table:table-cell office:value-type="float" office:value="149">
                <text:p>149</text:p>
              </table:table-cell>
              <table:table-cell office:value-type="float" office:value="1366">
                <text:p>1366</text:p>
              </table:table-cell>
              <table:table-cell office:value-type="float" office:value="10735">
                <text:p>10735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A26:benchmark_results.A26</svg:desc>
                </draw:g>
              </table:table-cell>
              <table:table-cell office:value-type="float" office:value="0.148">
                <text:p>0.148</text:p>
                <draw:g>
                  <svg:desc>benchmark_results.B26:benchmark_results.F26</svg:desc>
                </draw:g>
              </table:table-cell>
              <table:table-cell office:value-type="float" office:value="1.29">
                <text:p>1.29</text:p>
              </table:table-cell>
              <table:table-cell office:value-type="float" office:value="19.2">
                <text:p>19.2</text:p>
              </table:table-cell>
              <table:table-cell office:value-type="float" office:value="285">
                <text:p>285</text:p>
              </table:table-cell>
              <table:table-cell office:value-type="float" office:value="2522">
                <text:p>252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567cm" svg:y="0.235cm" chart:style-name="ch2">
          <text:p>Allocated (MiB)</text:p>
        </chart:title>
        <chart:plot-area chart:style-name="ch3" table:cell-range-address="benchmark_results.G24:benchmark_results.L26" chart:data-source-has-labels="both" svg:x="0.08cm" svg:y="1.002cm" svg:width="3.841cm" svg:height="3.899cm">
          <chart:coordinate-region svg:x="1.125cm" svg:y="1.201cm" svg:width="2.655cm" svg:height="2.72cm"/>
          <chart:axis chart:dimension="x" chart:name="primary-x" chart:style-name="ch4" chartooo:axis-type="auto">
            <chartooo:date-scale/>
            <chart:categories table:cell-range-address="benchmark_results.H24:benchmark_results.L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H25:benchmark_results.L25" chart:label-cell-address="benchmark_results.G25:benchmark_results.G25" chart:class="chart:line">
            <chart:data-point chart:repeated="5"/>
          </chart:series>
          <chart:series chart:style-name="ch8" chart:values-cell-range-address="benchmark_results.H26:benchmark_results.L26" chart:label-cell-address="benchmark_results.G26:benchmark_results.G2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H24:benchmark_results.L24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G25:benchmark_results.G25</svg:desc>
                </draw:g>
              </table:table-cell>
              <table:table-cell office:value-type="float" office:value="1.9">
                <text:p>1.9</text:p>
                <draw:g>
                  <svg:desc>benchmark_results.H25:benchmark_results.L25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1000">
                <text:p>100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G26:benchmark_results.G26</svg:desc>
                </draw:g>
              </table:table-cell>
              <table:table-cell office:value-type="float" office:value="0.449">
                <text:p>0.449</text:p>
                <draw:g>
                  <svg:desc>benchmark_results.H26:benchmark_results.L26</svg:desc>
                </draw:g>
              </table:table-cell>
              <table:table-cell office:value-type="float" office:value="3.3">
                <text:p>3.3</text:p>
              </table:table-cell>
              <table:table-cell office:value-type="float" office:value="25">
                <text:p>25</text:p>
              </table:table-cell>
              <table:table-cell office:value-type="float" office:value="209">
                <text:p>209</text:p>
              </table:table-cell>
              <table:table-cell office:value-type="float" office:value="1600">
                <text:p>160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9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legend chart:legend-position="end" svg:x="0cm" svg:y="1.25cm" style:legend-expansion="custom" svg:width="4.001cm" svg:height="2.5cm" style:legend-expansion-aspect-ratio="1.6004" chart:style-name="ch2"/>
        <chart:plot-area chart:style-name="ch3" table:cell-range-address="benchmark_results.H24:benchmark_results.K26 benchmark_results.G25:benchmark_results.G26" chart:data-source-has-labels="both" svg:x="0cm" svg:y="0cm" svg:width="0cm" svg:height="0cm">
          <chart:coordinate-region svg:x="0.516cm" svg:y="0.282cm" svg:width="0cm" svg:height="4.026cm"/>
          <chart:axis chart:dimension="x" chart:name="primary-x" chart:style-name="ch4" chartooo:axis-type="auto">
            <chartooo:date-scale/>
            <chart:categories table:cell-range-address="benchmark_results.H24:benchmark_results.K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H25:benchmark_results.K25" chart:label-cell-address="benchmark_results.G25:benchmark_results.G25" chart:class="chart:line">
            <chart:data-point chart:repeated="4"/>
          </chart:series>
          <chart:series chart:style-name="ch8" chart:values-cell-range-address="benchmark_results.H26:benchmark_results.K26" chart:label-cell-address="benchmark_results.G26:benchmark_results.G26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H24:benchmark_results.K24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G25:benchmark_results.G25</svg:desc>
                </draw:g>
              </table:table-cell>
              <table:table-cell office:value-type="float" office:value="1.9">
                <text:p>1.9</text:p>
                <draw:g>
                  <svg:desc>benchmark_results.H25:benchmark_results.K25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G26:benchmark_results.G26</svg:desc>
                </draw:g>
              </table:table-cell>
              <table:table-cell office:value-type="float" office:value="0.449">
                <text:p>0.449</text:p>
                <draw:g>
                  <svg:desc>benchmark_results.H26:benchmark_results.K26</svg:desc>
                </draw:g>
              </table:table-cell>
              <table:table-cell office:value-type="float" office:value="3.3">
                <text:p>3.3</text:p>
              </table:table-cell>
              <table:table-cell office:value-type="float" office:value="25">
                <text:p>25</text:p>
              </table:table-cell>
              <table:table-cell office:value-type="float" office:value="209">
                <text:p>20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1.043cm" svg:y="0.235cm" chart:style-name="ch2">
          <text:p>Time (ms)</text:p>
        </chart:title>
        <chart:plot-area chart:style-name="ch3" table:cell-range-address="benchmark_results.A48:benchmark_results.F51" chart:data-source-has-labels="both" svg:x="0.08cm" svg:y="1.002cm" svg:width="3.841cm" svg:height="3.899cm">
          <chart:coordinate-region svg:x="0.966cm" svg:y="1.202cm" svg:width="2.814cm" svg:height="2.719cm"/>
          <chart:axis chart:dimension="x" chart:name="primary-x" chart:style-name="ch4" chartooo:axis-type="auto">
            <chartooo:date-scale/>
            <chart:categories table:cell-range-address="benchmark_results.B48:benchmark_results.F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B49:benchmark_results.F49" chart:label-cell-address="benchmark_results.A49:benchmark_results.A49" chart:class="chart:line">
            <chart:data-point chart:repeated="5"/>
          </chart:series>
          <chart:series chart:style-name="ch8" chart:values-cell-range-address="benchmark_results.B50:benchmark_results.F50" chart:label-cell-address="benchmark_results.A50:benchmark_results.A50" chart:class="chart:line">
            <chart:data-point chart:repeated="5"/>
          </chart:series>
          <chart:series chart:style-name="ch9" chart:values-cell-range-address="benchmark_results.B51:benchmark_results.F51" chart:label-cell-address="benchmark_results.A51:benchmark_results.A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B48:benchmark_results.F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A49:benchmark_results.A49</svg:desc>
                </draw:g>
              </table:table-cell>
              <table:table-cell office:value-type="float" office:value="0.0208">
                <text:p>0.0208</text:p>
                <draw:g>
                  <svg:desc>benchmark_results.B49:benchmark_results.F49</svg:desc>
                </draw:g>
              </table:table-cell>
              <table:table-cell office:value-type="float" office:value="0.177">
                <text:p>0.177</text:p>
              </table:table-cell>
              <table:table-cell office:value-type="float" office:value="1.94">
                <text:p>1.94</text:p>
              </table:table-cell>
              <table:table-cell office:value-type="float" office:value="56">
                <text:p>5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A50:benchmark_results.A50</svg:desc>
                </draw:g>
              </table:table-cell>
              <table:table-cell office:value-type="float" office:value="0.0439">
                <text:p>0.0439</text:p>
                <draw:g>
                  <svg:desc>benchmark_results.B50:benchmark_results.F50</svg:desc>
                </draw:g>
              </table:table-cell>
              <table:table-cell office:value-type="float" office:value="0.357">
                <text:p>0.357</text:p>
              </table:table-cell>
              <table:table-cell office:value-type="float" office:value="3.1">
                <text:p>3.1</text:p>
              </table:table-cell>
              <table:table-cell office:value-type="float" office:value="74">
                <text:p>7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parseDPS</text:p>
                <draw:g>
                  <svg:desc>benchmark_results.A51:benchmark_results.A51</svg:desc>
                </draw:g>
              </table:table-cell>
              <table:table-cell office:value-type="float" office:value="0.0571">
                <text:p>0.0571</text:p>
                <draw:g>
                  <svg:desc>benchmark_results.B51:benchmark_results.F51</svg:desc>
                </draw:g>
              </table:table-cell>
              <table:table-cell office:value-type="float" office:value="0.453">
                <text:p>0.453</text:p>
              </table:table-cell>
              <table:table-cell office:value-type="float" office:value="3.57">
                <text:p>3.57</text:p>
              </table:table-cell>
              <table:table-cell office:value-type="float" office:value="38.4">
                <text:p>38.4</text:p>
              </table:table-cell>
              <table:table-cell office:value-type="float" office:value="233">
                <text:p>233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Regular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699cm" svg:y="0.235cm" chart:style-name="ch2">
          <text:p>GC Time (ms)</text:p>
        </chart:title>
        <chart:plot-area chart:style-name="ch3" table:cell-range-address="benchmark_results.S48:benchmark_results.V51" chart:data-source-has-labels="both" svg:x="0.08cm" svg:y="1.002cm" svg:width="3.841cm" svg:height="3.899cm">
          <chart:coordinate-region svg:x="1.204cm" svg:y="1.002cm" svg:width="2.576cm" svg:height="2.919cm"/>
          <chart:axis chart:dimension="x" chart:name="primary-x" chart:style-name="ch4" chartooo:axis-type="auto">
            <chartooo:date-scale/>
            <chart:categories table:cell-range-address="benchmark_results.T48:benchmark_results.V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T49:benchmark_results.V49" chart:label-cell-address="benchmark_results.S49:benchmark_results.S49" chart:class="chart:line">
            <chart:data-point chart:repeated="3"/>
          </chart:series>
          <chart:series chart:style-name="ch8" chart:values-cell-range-address="benchmark_results.T50:benchmark_results.V50" chart:label-cell-address="benchmark_results.S50:benchmark_results.S50" chart:class="chart:line">
            <chart:data-point chart:repeated="3"/>
          </chart:series>
          <chart:series chart:style-name="ch9" chart:values-cell-range-address="benchmark_results.T51:benchmark_results.V51" chart:label-cell-address="benchmark_results.S51:benchmark_results.S5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6</text:p>
                <draw:g>
                  <svg:desc>benchmark_results.T48:benchmark_results.V48</svg:desc>
                </draw:g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S49:benchmark_results.S49</svg:desc>
                </draw:g>
              </table:table-cell>
              <table:table-cell office:value-type="float" office:value="0.0005">
                <text:p>0.0005</text:p>
                <draw:g>
                  <svg:desc>benchmark_results.T49:benchmark_results.V49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S50:benchmark_results.S50</svg:desc>
                </draw:g>
              </table:table-cell>
              <table:table-cell office:value-type="float" office:value="0.0005">
                <text:p>0.0005</text:p>
                <draw:g>
                  <svg:desc>benchmark_results.T50:benchmark_results.V50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parseDPS</text:p>
                <draw:g>
                  <svg:desc>benchmark_results.S51:benchmark_results.S51</svg:desc>
                </draw:g>
              </table:table-cell>
              <table:table-cell office:value-type="float" office:value="0.0005">
                <text:p>0.0005</text:p>
                <draw:g>
                  <svg:desc>benchmark_results.T51:benchmark_results.V5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567cm" svg:y="0.235cm" chart:style-name="ch2">
          <text:p>Allocated (MiB)</text:p>
        </chart:title>
        <chart:plot-area chart:style-name="ch3" table:cell-range-address="benchmark_results.G48:benchmark_results.L51" chart:data-source-has-labels="both" svg:x="0.08cm" svg:y="1.002cm" svg:width="3.841cm" svg:height="3.899cm">
          <chart:coordinate-region svg:x="0.966cm" svg:y="1.202cm" svg:width="2.814cm" svg:height="2.719cm"/>
          <chart:axis chart:dimension="x" chart:name="primary-x" chart:style-name="ch4" chartooo:axis-type="auto">
            <chartooo:date-scale/>
            <chart:categories table:cell-range-address="benchmark_results.H48:benchmark_results.L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H49:benchmark_results.L49" chart:label-cell-address="benchmark_results.G49:benchmark_results.G49" chart:class="chart:line">
            <chart:data-point chart:repeated="5"/>
          </chart:series>
          <chart:series chart:style-name="ch8" chart:values-cell-range-address="benchmark_results.H50:benchmark_results.L50" chart:label-cell-address="benchmark_results.G50:benchmark_results.G50" chart:class="chart:line">
            <chart:data-point chart:repeated="5"/>
          </chart:series>
          <chart:series chart:style-name="ch9" chart:values-cell-range-address="benchmark_results.H51:benchmark_results.L51" chart:label-cell-address="benchmark_results.G51:benchmark_results.G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H48:benchmark_results.L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G49:benchmark_results.G49</svg:desc>
                </draw:g>
              </table:table-cell>
              <table:table-cell office:value-type="float" office:value="0.052">
                <text:p>0.052</text:p>
                <draw:g>
                  <svg:desc>benchmark_results.H49:benchmark_results.L49</svg:desc>
                </draw:g>
              </table:table-cell>
              <table:table-cell office:value-type="float" office:value="0.414">
                <text:p>0.414</text:p>
              </table:table-cell>
              <table:table-cell office:value-type="float" office:value="3.2">
                <text:p>3.2</text:p>
              </table:table-cell>
              <table:table-cell office:value-type="float" office:value="25">
                <text:p>2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G50:benchmark_results.G50</svg:desc>
                </draw:g>
              </table:table-cell>
              <table:table-cell office:value-type="float" office:value="0.116">
                <text:p>0.116</text:p>
                <draw:g>
                  <svg:desc>benchmark_results.H50:benchmark_results.L50</svg:desc>
                </draw:g>
              </table:table-cell>
              <table:table-cell office:value-type="float" office:value="0.731">
                <text:p>0.731</text:p>
              </table:table-cell>
              <table:table-cell office:value-type="float" office:value="5.2">
                <text:p>5.2</text:p>
              </table:table-cell>
              <table:table-cell office:value-type="float" office:value="41">
                <text:p>4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parseDPS</text:p>
                <draw:g>
                  <svg:desc>benchmark_results.G51:benchmark_results.G51</svg:desc>
                </draw:g>
              </table:table-cell>
              <table:table-cell office:value-type="float" office:value="0.1">
                <text:p>0.1</text:p>
                <draw:g>
                  <svg:desc>benchmark_results.H51:benchmark_results.L51</svg:desc>
                </draw:g>
              </table:table-cell>
              <table:table-cell office:value-type="float" office:value="0.61">
                <text:p>0.61</text:p>
              </table:table-cell>
              <table:table-cell office:value-type="float" office:value="4.3">
                <text:p>4.3</text:p>
              </table:table-cell>
              <table:table-cell office:value-type="float" office:value="36">
                <text:p>36</text:p>
              </table:table-cell>
              <table:table-cell office:value-type="float" office:value="289">
                <text:p>289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minimum="0.000005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547cm" svg:y="0.236cm" chart:style-name="ch2">
          <text:p>GC Copied (MiB)</text:p>
        </chart:title>
        <chart:plot-area chart:style-name="ch3" table:cell-range-address="benchmark_results.M48:benchmark_results.R51" chart:data-source-has-labels="both" svg:x="0.08cm" svg:y="1.002cm" svg:width="3.841cm" svg:height="3.899cm">
          <chart:coordinate-region svg:x="1.522cm" svg:y="1.098cm" svg:width="2.258cm" svg:height="2.822cm"/>
          <chart:axis chart:dimension="x" chart:name="primary-x" chart:style-name="ch4" chartooo:axis-type="auto">
            <chartooo:date-scale/>
            <chart:categories table:cell-range-address="benchmark_results.N48:benchmark_results.R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N49:benchmark_results.R49" chart:label-cell-address="benchmark_results.M49:benchmark_results.M49" chart:class="chart:line">
            <chart:data-point chart:repeated="5"/>
          </chart:series>
          <chart:series chart:style-name="ch8" chart:values-cell-range-address="benchmark_results.N50:benchmark_results.R50" chart:label-cell-address="benchmark_results.M50:benchmark_results.M50" chart:class="chart:line">
            <chart:data-point chart:repeated="5"/>
          </chart:series>
          <chart:series chart:style-name="ch9" chart:values-cell-range-address="benchmark_results.N51:benchmark_results.R51" chart:label-cell-address="benchmark_results.M51:benchmark_results.M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N48:benchmark_results.R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M49:benchmark_results.M49</svg:desc>
                </draw:g>
              </table:table-cell>
              <table:table-cell office:value-type="float" office:value="0.000229">
                <text:p>0.000229</text:p>
                <draw:g>
                  <svg:desc>benchmark_results.N49:benchmark_results.R49</svg:desc>
                </draw:g>
              </table:table-cell>
              <table:table-cell office:value-type="float" office:value="0.014">
                <text:p>0.014</text:p>
              </table:table-cell>
              <table:table-cell office:value-type="float" office:value="0.714">
                <text:p>0.714</text:p>
              </table:table-cell>
              <table:table-cell office:value-type="float" office:value="28">
                <text:p>2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M50:benchmark_results.M50</svg:desc>
                </draw:g>
              </table:table-cell>
              <table:table-cell office:value-type="float" office:value="0.000233">
                <text:p>0.000233</text:p>
                <draw:g>
                  <svg:desc>benchmark_results.N50:benchmark_results.R50</svg:desc>
                </draw:g>
              </table:table-cell>
              <table:table-cell office:value-type="float" office:value="0.0068">
                <text:p>0.0068</text:p>
              </table:table-cell>
              <table:table-cell office:value-type="float" office:value="0.374">
                <text:p>0.374</text:p>
              </table:table-cell>
              <table:table-cell office:value-type="float" office:value="28">
                <text:p>2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parseDPS</text:p>
                <draw:g>
                  <svg:desc>benchmark_results.M51:benchmark_results.M51</svg:desc>
                </draw:g>
              </table:table-cell>
              <table:table-cell office:value-type="float" office:value="0.000009">
                <text:p>0.000009</text:p>
                <draw:g>
                  <svg:desc>benchmark_results.N51:benchmark_results.R51</svg:desc>
                </draw:g>
              </table:table-cell>
              <table:table-cell office:value-type="float" office:value="0.000085">
                <text:p>0.000085</text:p>
              </table:table-cell>
              <table:table-cell office:value-type="float" office:value="0.000651">
                <text:p>0.000651</text:p>
              </table:table-cell>
              <table:table-cell office:value-type="float" office:value="0.0047">
                <text:p>0.0047</text:p>
              </table:table-cell>
              <table:table-cell office:value-type="float" office:value="0.159">
                <text:p>0.15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9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legend chart:legend-position="end" svg:x="0cm" svg:y="1.25cm" style:legend-expansion="custom" svg:width="4.001cm" svg:height="2.5cm" style:legend-expansion-aspect-ratio="1.6004" chart:style-name="ch2"/>
        <chart:plot-area chart:style-name="ch3" table:cell-range-address="benchmark_results.R48:benchmark_results.U51 benchmark_results.Q49:benchmark_results.Q51" chart:data-source-has-labels="both" svg:x="0cm" svg:y="0cm" svg:width="0cm" svg:height="0cm">
          <chart:coordinate-region svg:x="0.807cm" svg:y="1.219cm" svg:width="0cm" svg:height="3.089cm"/>
          <chart:axis chart:dimension="x" chart:name="primary-x" chart:style-name="ch4" chartooo:axis-type="auto">
            <chartooo:date-scale/>
            <chart:categories table:cell-range-address="benchmark_results.R48:benchmark_results.U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49:benchmark_results.U49" chart:label-cell-address="benchmark_results.Q49:benchmark_results.Q49" chart:class="chart:line">
            <chart:data-point chart:repeated="4"/>
          </chart:series>
          <chart:series chart:style-name="ch8" chart:values-cell-range-address="benchmark_results.R50:benchmark_results.U50" chart:label-cell-address="benchmark_results.Q50:benchmark_results.Q50" chart:class="chart:line">
            <chart:data-point chart:repeated="4"/>
          </chart:series>
          <chart:series chart:style-name="ch9" chart:values-cell-range-address="benchmark_results.R51:benchmark_results.U51" chart:label-cell-address="benchmark_results.Q51:benchmark_results.Q5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2</text:p>
                <draw:g>
                  <svg:desc>benchmark_results.R48:benchmark_results.U48</svg:desc>
                </draw:g>
              </table:table-cell>
              <table:table-cell office:value-type="string">
                <text:p/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28</text:p>
                <draw:g>
                  <svg:desc>benchmark_results.Q49:benchmark_results.Q49</svg:desc>
                </draw:g>
              </table:table-cell>
              <table:table-cell office:value-type="float" office:value="235">
                <text:p>235</text:p>
                <draw:g>
                  <svg:desc>benchmark_results.R49:benchmark_results.U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</text:p>
                <draw:g>
                  <svg:desc>benchmark_results.Q50:benchmark_results.Q50</svg:desc>
                </draw:g>
              </table:table-cell>
              <table:table-cell office:value-type="float" office:value="503">
                <text:p>503</text:p>
                <draw:g>
                  <svg:desc>benchmark_results.R50:benchmark_results.U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0,0047</text:p>
                <draw:g>
                  <svg:desc>benchmark_results.Q51:benchmark_results.Q51</svg:desc>
                </draw:g>
              </table:table-cell>
              <table:table-cell office:value-type="float" office:value="0.159">
                <text:p>0.159</text:p>
                <draw:g>
                  <svg:desc>benchmark_results.R51:benchmark_results.U5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1">
      <style:chart-properties chart:display-label="true" chart:logarithmic="true" chart:minimum="5" chart:maximum="250" chart:origin="0" chart:interval-major="0.30102999566" chart:reverse-direction="false" text:line-break="false" loext:try-staggering-first="false" chart:link-data-style-to-source="fals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448cm" svg:y="0.235cm" chart:style-name="ch2">
          <text:p>Peak Mem (MiB)</text:p>
        </chart:title>
        <chart:plot-area chart:style-name="ch3" table:cell-range-address="benchmark_results.W48:benchmark_results.Z51" chart:data-source-has-labels="both" svg:x="0.08cm" svg:y="1.002cm" svg:width="3.841cm" svg:height="3.899cm">
          <chart:coordinate-region svg:x="0.807cm" svg:y="1.002cm" svg:width="2.973cm" svg:height="2.919cm"/>
          <chart:axis chart:dimension="x" chart:name="primary-x" chart:style-name="ch4" chartooo:axis-type="auto">
            <chartooo:date-scale/>
            <chart:categories table:cell-range-address="benchmark_results.X48:benchmark_results.Z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X49:benchmark_results.Z49" chart:label-cell-address="benchmark_results.W49:benchmark_results.W49" chart:class="chart:line">
            <chart:data-point chart:repeated="3"/>
          </chart:series>
          <chart:series chart:style-name="ch8" chart:values-cell-range-address="benchmark_results.X50:benchmark_results.Z50" chart:label-cell-address="benchmark_results.W50:benchmark_results.W50" chart:class="chart:line">
            <chart:data-point chart:repeated="3"/>
          </chart:series>
          <chart:series chart:style-name="ch9" chart:values-cell-range-address="benchmark_results.X51:benchmark_results.Z51" chart:label-cell-address="benchmark_results.W51:benchmark_results.W5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6</text:p>
                <draw:g>
                  <svg:desc>benchmark_results.X48:benchmark_results.Z48</svg:desc>
                </draw:g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W49:benchmark_results.W49</svg:desc>
                </draw:g>
              </table:table-cell>
              <table:table-cell office:value-type="float" office:value="6">
                <text:p>6</text:p>
                <draw:g>
                  <svg:desc>benchmark_results.X49:benchmark_results.Z49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W50:benchmark_results.W50</svg:desc>
                </draw:g>
              </table:table-cell>
              <table:table-cell office:value-type="float" office:value="8">
                <text:p>8</text:p>
                <draw:g>
                  <svg:desc>benchmark_results.X50:benchmark_results.Z50</svg:desc>
                </draw:g>
              </table:table-cell>
              <table:table-cell office:value-type="float" office:value="31">
                <text:p>3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parseDPS</text:p>
                <draw:g>
                  <svg:desc>benchmark_results.W51:benchmark_results.W51</svg:desc>
                </draw:g>
              </table:table-cell>
              <table:table-cell office:value-type="float" office:value="8">
                <text:p>8</text:p>
                <draw:g>
                  <svg:desc>benchmark_results.X51:benchmark_results.Z51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minimum="0.0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cm" chart:symbol-height="0.1cm" chart:link-data-style-to-source="true"/>
      <style:graphic-properties draw:stroke-dash="Dot" svg:stroke-width="0.03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Dot" svg:stroke-width="0.05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cm" chart:symbol-height="0.1cm" chart:link-data-style-to-source="true"/>
      <style:graphic-properties draw:stroke="dash" draw:stroke-dash="Double_20_Dash" svg:stroke-width="0.03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567cm" svg:y="0.235cm" chart:style-name="ch2">
          <text:p>Allocated (MiB)</text:p>
        </chart:title>
        <chart:plot-area chart:style-name="ch3" table:cell-range-address="benchmark_results.H2:benchmark_results.L5 benchmark_results.G3:benchmark_results.G5" chart:data-source-has-labels="both" svg:x="0.08cm" svg:y="1.002cm" svg:width="3.841cm" svg:height="3.899cm">
          <chart:coordinate-region svg:x="0.887cm" svg:y="1.202cm" svg:width="2.893cm" svg:height="2.719cm"/>
          <chart:axis chart:dimension="x" chart:name="primary-x" chart:style-name="ch4" chartooo:axis-type="auto">
            <chartooo:date-scale/>
            <chart:categories table:cell-range-address="benchmark_results.H2:benchmark_results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H3:benchmark_results.L3" chart:label-cell-address="benchmark_results.G3:benchmark_results.G3" chart:class="chart:line">
            <chart:data-point chart:repeated="5"/>
          </chart:series>
          <chart:series chart:style-name="ch8" chart:values-cell-range-address="benchmark_results.H4:benchmark_results.L4" chart:label-cell-address="benchmark_results.G4:benchmark_results.G4" chart:class="chart:line">
            <chart:data-point chart:repeated="5"/>
          </chart:series>
          <chart:series chart:style-name="ch9" chart:values-cell-range-address="benchmark_results.H5:benchmark_results.L5" chart:label-cell-address="benchmark_results.G5:benchmark_results.G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H2:benchmark_results.L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G3:benchmark_results.G3</svg:desc>
                </draw:g>
              </table:table-cell>
              <table:table-cell office:value-type="float" office:value="0.06">
                <text:p>0.06</text:p>
                <draw:g>
                  <svg:desc>benchmark_results.H3:benchmark_results.L3</svg:desc>
                </draw:g>
              </table:table-cell>
              <table:table-cell office:value-type="float" office:value="0.478">
                <text:p>0.478</text:p>
              </table:table-cell>
              <table:table-cell office:value-type="float" office:value="3.7">
                <text:p>3.7</text:p>
              </table:table-cell>
              <table:table-cell office:value-type="float" office:value="30">
                <text:p>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G4:benchmark_results.G4</svg:desc>
                </draw:g>
              </table:table-cell>
              <table:table-cell office:value-type="float" office:value="0.063">
                <text:p>0.063</text:p>
                <draw:g>
                  <svg:desc>benchmark_results.H4:benchmark_results.L4</svg:desc>
                </draw:g>
              </table:table-cell>
              <table:table-cell office:value-type="float" office:value="0.501">
                <text:p>0.501</text:p>
              </table:table-cell>
              <table:table-cell office:value-type="float" office:value="3.9">
                <text:p>3.9</text:p>
              </table:table-cell>
              <table:table-cell office:value-type="float" office:value="31">
                <text:p>3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G5:benchmark_results.G5</svg:desc>
                </draw:g>
              </table:table-cell>
              <table:table-cell office:value-type="float" office:value="0.079">
                <text:p>0.079</text:p>
                <draw:g>
                  <svg:desc>benchmark_results.H5:benchmark_results.L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3.7">
                <text:p>3.7</text:p>
              </table:table-cell>
              <table:table-cell office:value-type="float" office:value="24">
                <text:p>24</text:p>
              </table:table-cell>
              <table:table-cell office:value-type="float" office:value="237">
                <text:p>237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cm" chart:symbol-height="0.1cm" chart:link-data-style-to-source="true"/>
      <style:graphic-properties draw:stroke-dash="Dot" svg:stroke-width="0.03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Dot" svg:stroke-width="0.05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dash" draw:stroke-dash="Double_20_Dash" svg:stroke-width="0.03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1.043cm" svg:y="0.235cm" chart:style-name="ch2">
          <text:p>Time (ms)</text:p>
        </chart:title>
        <chart:plot-area chart:style-name="ch3" table:cell-range-address="benchmark_results.B2:benchmark_results.F5 benchmark_results.A3:benchmark_results.A5" chart:data-source-has-labels="both" svg:x="0.08cm" svg:y="1.002cm" svg:width="3.841cm" svg:height="3.899cm">
          <chart:coordinate-region svg:x="0.966cm" svg:y="1.202cm" svg:width="2.814cm" svg:height="2.719cm"/>
          <chart:axis chart:dimension="x" chart:name="primary-x" chart:style-name="ch4" chartooo:axis-type="auto">
            <chartooo:date-scale/>
            <chart:categories table:cell-range-address="benchmark_results.B2:benchmark_results.F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B3:benchmark_results.F3" chart:label-cell-address="benchmark_results.A3:benchmark_results.A3" chart:class="chart:line">
            <chart:data-point chart:repeated="5"/>
          </chart:series>
          <chart:series chart:style-name="ch8" chart:values-cell-range-address="benchmark_results.B4:benchmark_results.F4" chart:label-cell-address="benchmark_results.A4:benchmark_results.A4" chart:class="chart:line">
            <chart:data-point chart:repeated="5"/>
          </chart:series>
          <chart:series chart:style-name="ch9" chart:values-cell-range-address="benchmark_results.B5:benchmark_results.F5" chart:label-cell-address="benchmark_results.A5:benchmark_results.A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B2:benchmark_results.F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A3:benchmark_results.A3</svg:desc>
                </draw:g>
              </table:table-cell>
              <table:table-cell office:value-type="float" office:value="0.014">
                <text:p>0.014</text:p>
                <draw:g>
                  <svg:desc>benchmark_results.B3:benchmark_results.F3</svg:desc>
                </draw:g>
              </table:table-cell>
              <table:table-cell office:value-type="float" office:value="0.122">
                <text:p>0.122</text:p>
              </table:table-cell>
              <table:table-cell office:value-type="float" office:value="1.78">
                <text:p>1.78</text:p>
              </table:table-cell>
              <table:table-cell office:value-type="float" office:value="32.8">
                <text:p>32.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A4:benchmark_results.A4</svg:desc>
                </draw:g>
              </table:table-cell>
              <table:table-cell office:value-type="float" office:value="0.0162">
                <text:p>0.0162</text:p>
                <draw:g>
                  <svg:desc>benchmark_results.B4:benchmark_results.F4</svg:desc>
                </draw:g>
              </table:table-cell>
              <table:table-cell office:value-type="float" office:value="0.135">
                <text:p>0.135</text:p>
              </table:table-cell>
              <table:table-cell office:value-type="float" office:value="1.96">
                <text:p>1.96</text:p>
              </table:table-cell>
              <table:table-cell office:value-type="float" office:value="31.6">
                <text:p>31.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A5:benchmark_results.A5</svg:desc>
                </draw:g>
              </table:table-cell>
              <table:table-cell office:value-type="float" office:value="0.0567">
                <text:p>0.0567</text:p>
                <draw:g>
                  <svg:desc>benchmark_results.B5:benchmark_results.F5</svg:desc>
                </draw:g>
              </table:table-cell>
              <table:table-cell office:value-type="float" office:value="0.471">
                <text:p>0.471</text:p>
              </table:table-cell>
              <table:table-cell office:value-type="float" office:value="4.18">
                <text:p>4.18</text:p>
              </table:table-cell>
              <table:table-cell office:value-type="float" office:value="39.9">
                <text:p>39.9</text:p>
              </table:table-cell>
              <table:table-cell office:value-type="float" office:value="481">
                <text:p>481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9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.751cm" svg:height="5.001cm" xlink:href=".." xlink:type="simple" chart:class="chart:line" chart:style-name="ch1">
        <chart:legend chart:legend-position="end" svg:x="0cm" svg:y="1.25cm" style:legend-expansion="custom" svg:width="3.751cm" svg:height="2.5cm" style:legend-expansion-aspect-ratio="1.5004" chart:style-name="ch2"/>
        <chart:plot-area chart:style-name="ch3" table:cell-range-address="benchmark_results.H2:benchmark_results.K5 benchmark_results.G3:benchmark_results.G5" chart:data-source-has-labels="both" svg:x="0cm" svg:y="0cm" svg:width="0cm" svg:height="0cm">
          <chart:coordinate-region svg:x="0.45cm" svg:y="1.219cm" svg:width="0cm" svg:height="3.089cm"/>
          <chart:axis chart:dimension="x" chart:name="primary-x" chart:style-name="ch4" chartooo:axis-type="auto">
            <chartooo:date-scale/>
            <chart:categories table:cell-range-address="benchmark_results.H2:benchmark_results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H3:benchmark_results.K3" chart:label-cell-address="benchmark_results.G3:benchmark_results.G3" chart:class="chart:line">
            <chart:data-point chart:repeated="4"/>
          </chart:series>
          <chart:series chart:style-name="ch8" chart:values-cell-range-address="benchmark_results.H4:benchmark_results.K4" chart:label-cell-address="benchmark_results.G4:benchmark_results.G4" chart:class="chart:line">
            <chart:data-point chart:repeated="4"/>
          </chart:series>
          <chart:series chart:style-name="ch9" chart:values-cell-range-address="benchmark_results.H5:benchmark_results.K5" chart:label-cell-address="benchmark_results.G5:benchmark_results.G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H2:benchmark_results.K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G3:benchmark_results.G3</svg:desc>
                </draw:g>
              </table:table-cell>
              <table:table-cell office:value-type="float" office:value="0.06">
                <text:p>0.06</text:p>
                <draw:g>
                  <svg:desc>benchmark_results.H3:benchmark_results.K3</svg:desc>
                </draw:g>
              </table:table-cell>
              <table:table-cell office:value-type="float" office:value="0.478">
                <text:p>0.478</text:p>
              </table:table-cell>
              <table:table-cell office:value-type="float" office:value="3.7">
                <text:p>3.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G4:benchmark_results.G4</svg:desc>
                </draw:g>
              </table:table-cell>
              <table:table-cell office:value-type="float" office:value="0.063">
                <text:p>0.063</text:p>
                <draw:g>
                  <svg:desc>benchmark_results.H4:benchmark_results.K4</svg:desc>
                </draw:g>
              </table:table-cell>
              <table:table-cell office:value-type="float" office:value="0.501">
                <text:p>0.501</text:p>
              </table:table-cell>
              <table:table-cell office:value-type="float" office:value="3.9">
                <text:p>3.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G5:benchmark_results.G5</svg:desc>
                </draw:g>
              </table:table-cell>
              <table:table-cell office:value-type="float" office:value="0.079">
                <text:p>0.079</text:p>
                <draw:g>
                  <svg:desc>benchmark_results.H5:benchmark_results.K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3.7">
                <text:p>3.7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cm" chart:symbol-height="0.1cm" chart:link-data-style-to-source="true"/>
      <style:graphic-properties draw:stroke-dash="Dot" svg:stroke-width="0.03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Dot" svg:stroke-width="0.05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1.043cm" svg:y="0.235cm" chart:style-name="ch2">
          <text:p>Time (ms)</text:p>
        </chart:title>
        <chart:plot-area chart:style-name="ch3" table:cell-range-address="benchmark_results.B24:benchmark_results.F26 benchmark_results.A25:benchmark_results.A26" chart:data-source-has-labels="both" svg:x="0.08cm" svg:y="1.002cm" svg:width="3.841cm" svg:height="3.899cm">
          <chart:coordinate-region svg:x="1.284cm" svg:y="1.201cm" svg:width="2.496cm" svg:height="2.72cm"/>
          <chart:axis chart:dimension="x" chart:name="primary-x" chart:style-name="ch4" chartooo:axis-type="auto">
            <chartooo:date-scale/>
            <chart:categories table:cell-range-address="benchmark_results.B24:benchmark_results.F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B25:benchmark_results.F25" chart:label-cell-address="benchmark_results.A25:benchmark_results.A25" chart:class="chart:line">
            <chart:data-point chart:repeated="5"/>
          </chart:series>
          <chart:series chart:style-name="ch8" chart:values-cell-range-address="benchmark_results.B26:benchmark_results.F26" chart:label-cell-address="benchmark_results.A26:benchmark_results.A2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B24:benchmark_results.F24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A25:benchmark_results.A25</svg:desc>
                </draw:g>
              </table:table-cell>
              <table:table-cell office:value-type="float" office:value="0.663">
                <text:p>0.663</text:p>
                <draw:g>
                  <svg:desc>benchmark_results.B25:benchmark_results.F25</svg:desc>
                </draw:g>
              </table:table-cell>
              <table:table-cell office:value-type="float" office:value="12.4">
                <text:p>12.4</text:p>
              </table:table-cell>
              <table:table-cell office:value-type="float" office:value="149">
                <text:p>149</text:p>
              </table:table-cell>
              <table:table-cell office:value-type="float" office:value="1366">
                <text:p>1366</text:p>
              </table:table-cell>
              <table:table-cell office:value-type="float" office:value="10735">
                <text:p>10735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A26:benchmark_results.A26</svg:desc>
                </draw:g>
              </table:table-cell>
              <table:table-cell office:value-type="float" office:value="0.148">
                <text:p>0.148</text:p>
                <draw:g>
                  <svg:desc>benchmark_results.B26:benchmark_results.F26</svg:desc>
                </draw:g>
              </table:table-cell>
              <table:table-cell office:value-type="float" office:value="1.29">
                <text:p>1.29</text:p>
              </table:table-cell>
              <table:table-cell office:value-type="float" office:value="19.2">
                <text:p>19.2</text:p>
              </table:table-cell>
              <table:table-cell office:value-type="float" office:value="285">
                <text:p>285</text:p>
              </table:table-cell>
              <table:table-cell office:value-type="float" office:value="2522">
                <text:p>2522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cm" chart:symbol-height="0.1cm" chart:link-data-style-to-source="true"/>
      <style:graphic-properties draw:stroke-dash="Dot" svg:stroke-width="0.03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Dot" svg:stroke-width="0.05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567cm" svg:y="0.235cm" chart:style-name="ch2">
          <text:p>Allocated (MiB)</text:p>
        </chart:title>
        <chart:plot-area chart:style-name="ch3" table:cell-range-address="benchmark_results.H24:benchmark_results.L26 benchmark_results.G25:benchmark_results.G26" chart:data-source-has-labels="both" svg:x="0.08cm" svg:y="1.002cm" svg:width="3.841cm" svg:height="3.899cm">
          <chart:coordinate-region svg:x="1.125cm" svg:y="1.201cm" svg:width="2.655cm" svg:height="2.72cm"/>
          <chart:axis chart:dimension="x" chart:name="primary-x" chart:style-name="ch4" chartooo:axis-type="auto">
            <chartooo:date-scale/>
            <chart:categories table:cell-range-address="benchmark_results.H24:benchmark_results.L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H25:benchmark_results.L25" chart:label-cell-address="benchmark_results.G25:benchmark_results.G25" chart:class="chart:line">
            <chart:data-point chart:repeated="5"/>
          </chart:series>
          <chart:series chart:style-name="ch8" chart:values-cell-range-address="benchmark_results.H26:benchmark_results.L26" chart:label-cell-address="benchmark_results.G26:benchmark_results.G2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H24:benchmark_results.L24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G25:benchmark_results.G25</svg:desc>
                </draw:g>
              </table:table-cell>
              <table:table-cell office:value-type="float" office:value="1.9">
                <text:p>1.9</text:p>
                <draw:g>
                  <svg:desc>benchmark_results.H25:benchmark_results.L25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1000">
                <text:p>100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G26:benchmark_results.G26</svg:desc>
                </draw:g>
              </table:table-cell>
              <table:table-cell office:value-type="float" office:value="0.449">
                <text:p>0.449</text:p>
                <draw:g>
                  <svg:desc>benchmark_results.H26:benchmark_results.L26</svg:desc>
                </draw:g>
              </table:table-cell>
              <table:table-cell office:value-type="float" office:value="3.3">
                <text:p>3.3</text:p>
              </table:table-cell>
              <table:table-cell office:value-type="float" office:value="25">
                <text:p>25</text:p>
              </table:table-cell>
              <table:table-cell office:value-type="float" office:value="209">
                <text:p>209</text:p>
              </table:table-cell>
              <table:table-cell office:value-type="float" office:value="1600">
                <text:p>1600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9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.751cm" svg:height="5.001cm" xlink:href=".." xlink:type="simple" chart:class="chart:line" chart:style-name="ch1">
        <chart:legend chart:legend-position="end" svg:x="0cm" svg:y="1.25cm" style:legend-expansion="custom" svg:width="3.751cm" svg:height="2.5cm" style:legend-expansion-aspect-ratio="1.5004" chart:style-name="ch2"/>
        <chart:plot-area chart:style-name="ch3" table:cell-range-address="benchmark_results.H24:benchmark_results.K26 benchmark_results.G25:benchmark_results.G26" chart:data-source-has-labels="both" svg:x="0cm" svg:y="0cm" svg:width="0cm" svg:height="0cm">
          <chart:coordinate-region svg:x="0.482cm" svg:y="0.282cm" svg:width="0cm" svg:height="4.026cm"/>
          <chart:axis chart:dimension="x" chart:name="primary-x" chart:style-name="ch4" chartooo:axis-type="auto">
            <chartooo:date-scale/>
            <chart:categories table:cell-range-address="benchmark_results.H24:benchmark_results.K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H25:benchmark_results.K25" chart:label-cell-address="benchmark_results.G25:benchmark_results.G25" chart:class="chart:line">
            <chart:data-point chart:repeated="4"/>
          </chart:series>
          <chart:series chart:style-name="ch8" chart:values-cell-range-address="benchmark_results.H26:benchmark_results.K26" chart:label-cell-address="benchmark_results.G26:benchmark_results.G26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H24:benchmark_results.K24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G25:benchmark_results.G25</svg:desc>
                </draw:g>
              </table:table-cell>
              <table:table-cell office:value-type="float" office:value="1.9">
                <text:p>1.9</text:p>
                <draw:g>
                  <svg:desc>benchmark_results.H25:benchmark_results.K25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G26:benchmark_results.G26</svg:desc>
                </draw:g>
              </table:table-cell>
              <table:table-cell office:value-type="float" office:value="0.449">
                <text:p>0.449</text:p>
                <draw:g>
                  <svg:desc>benchmark_results.H26:benchmark_results.K26</svg:desc>
                </draw:g>
              </table:table-cell>
              <table:table-cell office:value-type="float" office:value="3.3">
                <text:p>3.3</text:p>
              </table:table-cell>
              <table:table-cell office:value-type="float" office:value="25">
                <text:p>25</text:p>
              </table:table-cell>
              <table:table-cell office:value-type="float" office:value="209">
                <text:p>209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cm" chart:symbol-height="0.1cm" chart:link-data-style-to-source="true"/>
      <style:graphic-properties draw:stroke-dash="Dot" svg:stroke-width="0.03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Dot" svg:stroke-width="0.05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dash" draw:stroke-dash="Double_20_Dash" svg:stroke-width="0.03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1.043cm" svg:y="0.235cm" chart:style-name="ch2">
          <text:p>Time (ms)</text:p>
        </chart:title>
        <chart:plot-area chart:style-name="ch3" table:cell-range-address="benchmark_results.B48:benchmark_results.F51 benchmark_results.A49:benchmark_results.A51" chart:data-source-has-labels="both" svg:x="0.08cm" svg:y="1.002cm" svg:width="3.841cm" svg:height="3.899cm">
          <chart:coordinate-region svg:x="0.966cm" svg:y="1.202cm" svg:width="2.814cm" svg:height="2.719cm"/>
          <chart:axis chart:dimension="x" chart:name="primary-x" chart:style-name="ch4" chartooo:axis-type="auto">
            <chartooo:date-scale/>
            <chart:categories table:cell-range-address="benchmark_results.B48:benchmark_results.F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B49:benchmark_results.F49" chart:label-cell-address="benchmark_results.A49:benchmark_results.A49" chart:class="chart:line">
            <chart:data-point chart:repeated="5"/>
          </chart:series>
          <chart:series chart:style-name="ch8" chart:values-cell-range-address="benchmark_results.B50:benchmark_results.F50" chart:label-cell-address="benchmark_results.A50:benchmark_results.A50" chart:class="chart:line">
            <chart:data-point chart:repeated="5"/>
          </chart:series>
          <chart:series chart:style-name="ch9" chart:values-cell-range-address="benchmark_results.B51:benchmark_results.F51" chart:label-cell-address="benchmark_results.A51:benchmark_results.A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B48:benchmark_results.F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A49:benchmark_results.A49</svg:desc>
                </draw:g>
              </table:table-cell>
              <table:table-cell office:value-type="float" office:value="0.0208">
                <text:p>0.0208</text:p>
                <draw:g>
                  <svg:desc>benchmark_results.B49:benchmark_results.F49</svg:desc>
                </draw:g>
              </table:table-cell>
              <table:table-cell office:value-type="float" office:value="0.177">
                <text:p>0.177</text:p>
              </table:table-cell>
              <table:table-cell office:value-type="float" office:value="1.94">
                <text:p>1.94</text:p>
              </table:table-cell>
              <table:table-cell office:value-type="float" office:value="56">
                <text:p>5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A50:benchmark_results.A50</svg:desc>
                </draw:g>
              </table:table-cell>
              <table:table-cell office:value-type="float" office:value="0.0439">
                <text:p>0.0439</text:p>
                <draw:g>
                  <svg:desc>benchmark_results.B50:benchmark_results.F50</svg:desc>
                </draw:g>
              </table:table-cell>
              <table:table-cell office:value-type="float" office:value="0.357">
                <text:p>0.357</text:p>
              </table:table-cell>
              <table:table-cell office:value-type="float" office:value="3.1">
                <text:p>3.1</text:p>
              </table:table-cell>
              <table:table-cell office:value-type="float" office:value="74">
                <text:p>7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parseDPS</text:p>
                <draw:g>
                  <svg:desc>benchmark_results.A51:benchmark_results.A51</svg:desc>
                </draw:g>
              </table:table-cell>
              <table:table-cell office:value-type="float" office:value="0.0571">
                <text:p>0.0571</text:p>
                <draw:g>
                  <svg:desc>benchmark_results.B51:benchmark_results.F51</svg:desc>
                </draw:g>
              </table:table-cell>
              <table:table-cell office:value-type="float" office:value="0.453">
                <text:p>0.453</text:p>
              </table:table-cell>
              <table:table-cell office:value-type="float" office:value="3.57">
                <text:p>3.57</text:p>
              </table:table-cell>
              <table:table-cell office:value-type="float" office:value="38.4">
                <text:p>38.4</text:p>
              </table:table-cell>
              <table:table-cell office:value-type="float" office:value="233">
                <text:p>233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Regular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cm" chart:symbol-height="0.1cm" chart:link-data-style-to-source="true"/>
      <style:graphic-properties draw:stroke-dash="Dot" svg:stroke-width="0.03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Dot" svg:stroke-width="0.05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cm" chart:symbol-height="0.1cm" chart:link-data-style-to-source="true"/>
      <style:graphic-properties draw:stroke="dash" draw:stroke-dash="Double_20_Dash" svg:stroke-width="0.03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699cm" svg:y="0.235cm" chart:style-name="ch2">
          <text:p>GC Time (ms)</text:p>
        </chart:title>
        <chart:plot-area chart:style-name="ch3" table:cell-range-address="benchmark_results.T48:benchmark_results.V51 benchmark_results.S49:benchmark_results.S51" chart:data-source-has-labels="both" svg:x="0.08cm" svg:y="1.002cm" svg:width="3.841cm" svg:height="3.899cm">
          <chart:coordinate-region svg:x="1.204cm" svg:y="1.002cm" svg:width="2.576cm" svg:height="2.919cm"/>
          <chart:axis chart:dimension="x" chart:name="primary-x" chart:style-name="ch4" chartooo:axis-type="auto">
            <chartooo:date-scale/>
            <chart:categories table:cell-range-address="benchmark_results.T48:benchmark_results.V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T49:benchmark_results.V49" chart:label-cell-address="benchmark_results.S49:benchmark_results.S49" chart:class="chart:line">
            <chart:data-point chart:repeated="3"/>
          </chart:series>
          <chart:series chart:style-name="ch8" chart:values-cell-range-address="benchmark_results.T50:benchmark_results.V50" chart:label-cell-address="benchmark_results.S50:benchmark_results.S50" chart:class="chart:line">
            <chart:data-point chart:repeated="3"/>
          </chart:series>
          <chart:series chart:style-name="ch9" chart:values-cell-range-address="benchmark_results.T51:benchmark_results.V51" chart:label-cell-address="benchmark_results.S51:benchmark_results.S5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6</text:p>
                <draw:g>
                  <svg:desc>benchmark_results.T48:benchmark_results.V48</svg:desc>
                </draw:g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S49:benchmark_results.S49</svg:desc>
                </draw:g>
              </table:table-cell>
              <table:table-cell office:value-type="float" office:value="0.0005">
                <text:p>0.0005</text:p>
                <draw:g>
                  <svg:desc>benchmark_results.T49:benchmark_results.V49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S50:benchmark_results.S50</svg:desc>
                </draw:g>
              </table:table-cell>
              <table:table-cell office:value-type="float" office:value="0.0005">
                <text:p>0.0005</text:p>
                <draw:g>
                  <svg:desc>benchmark_results.T50:benchmark_results.V50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parseDPS</text:p>
                <draw:g>
                  <svg:desc>benchmark_results.S51:benchmark_results.S51</svg:desc>
                </draw:g>
              </table:table-cell>
              <table:table-cell office:value-type="float" office:value="0.0005">
                <text:p>0.0005</text:p>
                <draw:g>
                  <svg:desc>benchmark_results.T51:benchmark_results.V5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5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cm" chart:symbol-height="0.1cm" chart:link-data-style-to-source="true"/>
      <style:graphic-properties draw:stroke-dash="Dot" svg:stroke-width="0.03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Dot" svg:stroke-width="0.05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cm" chart:symbol-height="0.1cm" chart:link-data-style-to-source="true"/>
      <style:graphic-properties draw:stroke="dash" draw:stroke-dash="Double_20_Dash" svg:stroke-width="0.03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567cm" svg:y="0.235cm" chart:style-name="ch2">
          <text:p>Allocated (MiB)</text:p>
        </chart:title>
        <chart:plot-area chart:style-name="ch3" table:cell-range-address="benchmark_results.H48:benchmark_results.L51 benchmark_results.G49:benchmark_results.G51" chart:data-source-has-labels="both" svg:x="0.08cm" svg:y="1.002cm" svg:width="3.841cm" svg:height="3.899cm">
          <chart:coordinate-region svg:x="0.966cm" svg:y="1.202cm" svg:width="2.814cm" svg:height="2.719cm"/>
          <chart:axis chart:dimension="x" chart:name="primary-x" chart:style-name="ch4" chartooo:axis-type="auto">
            <chartooo:date-scale/>
            <chart:categories table:cell-range-address="benchmark_results.H48:benchmark_results.L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H49:benchmark_results.L49" chart:label-cell-address="benchmark_results.G49:benchmark_results.G49" chart:class="chart:line">
            <chart:data-point chart:repeated="5"/>
          </chart:series>
          <chart:series chart:style-name="ch8" chart:values-cell-range-address="benchmark_results.H50:benchmark_results.L50" chart:label-cell-address="benchmark_results.G50:benchmark_results.G50" chart:class="chart:line">
            <chart:data-point chart:repeated="5"/>
          </chart:series>
          <chart:series chart:style-name="ch9" chart:values-cell-range-address="benchmark_results.H51:benchmark_results.L51" chart:label-cell-address="benchmark_results.G51:benchmark_results.G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H48:benchmark_results.L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G49:benchmark_results.G49</svg:desc>
                </draw:g>
              </table:table-cell>
              <table:table-cell office:value-type="float" office:value="0.052">
                <text:p>0.052</text:p>
                <draw:g>
                  <svg:desc>benchmark_results.H49:benchmark_results.L49</svg:desc>
                </draw:g>
              </table:table-cell>
              <table:table-cell office:value-type="float" office:value="0.414">
                <text:p>0.414</text:p>
              </table:table-cell>
              <table:table-cell office:value-type="float" office:value="3.2">
                <text:p>3.2</text:p>
              </table:table-cell>
              <table:table-cell office:value-type="float" office:value="25">
                <text:p>2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G50:benchmark_results.G50</svg:desc>
                </draw:g>
              </table:table-cell>
              <table:table-cell office:value-type="float" office:value="0.116">
                <text:p>0.116</text:p>
                <draw:g>
                  <svg:desc>benchmark_results.H50:benchmark_results.L50</svg:desc>
                </draw:g>
              </table:table-cell>
              <table:table-cell office:value-type="float" office:value="0.731">
                <text:p>0.731</text:p>
              </table:table-cell>
              <table:table-cell office:value-type="float" office:value="5.2">
                <text:p>5.2</text:p>
              </table:table-cell>
              <table:table-cell office:value-type="float" office:value="41">
                <text:p>4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parseDPS</text:p>
                <draw:g>
                  <svg:desc>benchmark_results.G51:benchmark_results.G51</svg:desc>
                </draw:g>
              </table:table-cell>
              <table:table-cell office:value-type="float" office:value="0.1">
                <text:p>0.1</text:p>
                <draw:g>
                  <svg:desc>benchmark_results.H51:benchmark_results.L51</svg:desc>
                </draw:g>
              </table:table-cell>
              <table:table-cell office:value-type="float" office:value="0.61">
                <text:p>0.61</text:p>
              </table:table-cell>
              <table:table-cell office:value-type="float" office:value="4.3">
                <text:p>4.3</text:p>
              </table:table-cell>
              <table:table-cell office:value-type="float" office:value="36">
                <text:p>36</text:p>
              </table:table-cell>
              <table:table-cell office:value-type="float" office:value="289">
                <text:p>289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5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minimum="0.000005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cm" chart:symbol-height="0.1cm" chart:link-data-style-to-source="true"/>
      <style:graphic-properties draw:stroke-dash="Dot" svg:stroke-width="0.03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Dot" svg:stroke-width="0.05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cm" chart:symbol-height="0.1cm" chart:link-data-style-to-source="true"/>
      <style:graphic-properties draw:stroke="dash" draw:stroke-dash="Double_20_Dash" svg:stroke-width="0.03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548cm" svg:y="0.236cm" chart:style-name="ch2">
          <text:p>GC Copied (MiB)</text:p>
        </chart:title>
        <chart:plot-area chart:style-name="ch3" table:cell-range-address="benchmark_results.N48:benchmark_results.R51 benchmark_results.M49:benchmark_results.M51" chart:data-source-has-labels="both" svg:x="0.08cm" svg:y="1.002cm" svg:width="3.841cm" svg:height="3.899cm">
          <chart:coordinate-region svg:x="1.522cm" svg:y="1.098cm" svg:width="2.258cm" svg:height="2.822cm"/>
          <chart:axis chart:dimension="x" chart:name="primary-x" chart:style-name="ch4" chartooo:axis-type="auto">
            <chartooo:date-scale/>
            <chart:categories table:cell-range-address="benchmark_results.N48:benchmark_results.R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N49:benchmark_results.R49" chart:label-cell-address="benchmark_results.M49:benchmark_results.M49" chart:class="chart:line">
            <chart:data-point chart:repeated="5"/>
          </chart:series>
          <chart:series chart:style-name="ch8" chart:values-cell-range-address="benchmark_results.N50:benchmark_results.R50" chart:label-cell-address="benchmark_results.M50:benchmark_results.M50" chart:class="chart:line">
            <chart:data-point chart:repeated="5"/>
          </chart:series>
          <chart:series chart:style-name="ch9" chart:values-cell-range-address="benchmark_results.N51:benchmark_results.R51" chart:label-cell-address="benchmark_results.M51:benchmark_results.M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N48:benchmark_results.R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M49:benchmark_results.M49</svg:desc>
                </draw:g>
              </table:table-cell>
              <table:table-cell office:value-type="float" office:value="0.000229">
                <text:p>0.000229</text:p>
                <draw:g>
                  <svg:desc>benchmark_results.N49:benchmark_results.R49</svg:desc>
                </draw:g>
              </table:table-cell>
              <table:table-cell office:value-type="float" office:value="0.014">
                <text:p>0.014</text:p>
              </table:table-cell>
              <table:table-cell office:value-type="float" office:value="0.714">
                <text:p>0.714</text:p>
              </table:table-cell>
              <table:table-cell office:value-type="float" office:value="28">
                <text:p>2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M50:benchmark_results.M50</svg:desc>
                </draw:g>
              </table:table-cell>
              <table:table-cell office:value-type="float" office:value="0.000233">
                <text:p>0.000233</text:p>
                <draw:g>
                  <svg:desc>benchmark_results.N50:benchmark_results.R50</svg:desc>
                </draw:g>
              </table:table-cell>
              <table:table-cell office:value-type="float" office:value="0.0068">
                <text:p>0.0068</text:p>
              </table:table-cell>
              <table:table-cell office:value-type="float" office:value="0.374">
                <text:p>0.374</text:p>
              </table:table-cell>
              <table:table-cell office:value-type="float" office:value="28">
                <text:p>2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parseDPS</text:p>
                <draw:g>
                  <svg:desc>benchmark_results.M51:benchmark_results.M51</svg:desc>
                </draw:g>
              </table:table-cell>
              <table:table-cell office:value-type="float" office:value="0.000009">
                <text:p>0.000009</text:p>
                <draw:g>
                  <svg:desc>benchmark_results.N51:benchmark_results.R51</svg:desc>
                </draw:g>
              </table:table-cell>
              <table:table-cell office:value-type="float" office:value="0.000085">
                <text:p>0.000085</text:p>
              </table:table-cell>
              <table:table-cell office:value-type="float" office:value="0.000651">
                <text:p>0.000651</text:p>
              </table:table-cell>
              <table:table-cell office:value-type="float" office:value="0.0047">
                <text:p>0.0047</text:p>
              </table:table-cell>
              <table:table-cell office:value-type="float" office:value="0.159">
                <text:p>0.159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5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9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legend chart:legend-position="end" svg:x="0cm" svg:y="1.25cm" style:legend-expansion="custom" svg:width="4.001cm" svg:height="2.5cm" style:legend-expansion-aspect-ratio="1.6004" chart:style-name="ch2"/>
        <chart:plot-area chart:style-name="ch3" table:cell-range-address="benchmark_results.N48:benchmark_results.Q51 benchmark_results.M49:benchmark_results.M51" chart:data-source-has-labels="both" svg:x="0cm" svg:y="0cm" svg:width="0cm" svg:height="0cm">
          <chart:coordinate-region svg:x="0.807cm" svg:y="1.219cm" svg:width="0cm" svg:height="3.089cm"/>
          <chart:axis chart:dimension="x" chart:name="primary-x" chart:style-name="ch4" chartooo:axis-type="auto">
            <chartooo:date-scale/>
            <chart:categories table:cell-range-address="benchmark_results.N48:benchmark_results.Q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N49:benchmark_results.Q49" chart:label-cell-address="benchmark_results.M49:benchmark_results.M49" chart:class="chart:line">
            <chart:data-point chart:repeated="4"/>
          </chart:series>
          <chart:series chart:style-name="ch8" chart:values-cell-range-address="benchmark_results.N50:benchmark_results.Q50" chart:label-cell-address="benchmark_results.M50:benchmark_results.M50" chart:class="chart:line">
            <chart:data-point chart:repeated="4"/>
          </chart:series>
          <chart:series chart:style-name="ch9" chart:values-cell-range-address="benchmark_results.N51:benchmark_results.Q51" chart:label-cell-address="benchmark_results.M51:benchmark_results.M5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N48:benchmark_results.Q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M49:benchmark_results.M49</svg:desc>
                </draw:g>
              </table:table-cell>
              <table:table-cell office:value-type="float" office:value="0.000229">
                <text:p>0.000229</text:p>
                <draw:g>
                  <svg:desc>benchmark_results.N49:benchmark_results.Q49</svg:desc>
                </draw:g>
              </table:table-cell>
              <table:table-cell office:value-type="float" office:value="0.014">
                <text:p>0.014</text:p>
              </table:table-cell>
              <table:table-cell office:value-type="float" office:value="0.714">
                <text:p>0.7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M50:benchmark_results.M50</svg:desc>
                </draw:g>
              </table:table-cell>
              <table:table-cell office:value-type="float" office:value="0.000233">
                <text:p>0.000233</text:p>
                <draw:g>
                  <svg:desc>benchmark_results.N50:benchmark_results.Q50</svg:desc>
                </draw:g>
              </table:table-cell>
              <table:table-cell office:value-type="float" office:value="0.0068">
                <text:p>0.0068</text:p>
              </table:table-cell>
              <table:table-cell office:value-type="float" office:value="0.374">
                <text:p>0.3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arseDPS</text:p>
                <draw:g>
                  <svg:desc>benchmark_results.M51:benchmark_results.M51</svg:desc>
                </draw:g>
              </table:table-cell>
              <table:table-cell office:value-type="float" office:value="0.000009">
                <text:p>0.000009</text:p>
                <draw:g>
                  <svg:desc>benchmark_results.N51:benchmark_results.Q51</svg:desc>
                </draw:g>
              </table:table-cell>
              <table:table-cell office:value-type="float" office:value="0.000085">
                <text:p>0.000085</text:p>
              </table:table-cell>
              <table:table-cell office:value-type="float" office:value="0.000651">
                <text:p>0.000651</text:p>
              </table:table-cell>
              <table:table-cell office:value-type="float" office:value="0.0047">
                <text:p>0.0047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5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1">
      <style:chart-properties chart:display-label="true" chart:logarithmic="true" chart:minimum="5" chart:maximum="250" chart:origin="0" chart:interval-major="0.30102999566" chart:reverse-direction="false" text:line-break="false" loext:try-staggering-first="false" chart:link-data-style-to-source="fals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cm" chart:symbol-height="0.1cm" chart:link-data-style-to-source="true"/>
      <style:graphic-properties draw:stroke-dash="Dot" svg:stroke-width="0.03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Dot" svg:stroke-width="0.05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cm" chart:symbol-height="0.1cm" chart:link-data-style-to-source="true"/>
      <style:graphic-properties draw:stroke="dash" draw:stroke-dash="Double_20_Dash" svg:stroke-width="0.03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448cm" svg:y="0.235cm" chart:style-name="ch2">
          <text:p>Peak Mem (MiB)</text:p>
        </chart:title>
        <chart:plot-area chart:style-name="ch3" table:cell-range-address="benchmark_results.X48:benchmark_results.Z51 benchmark_results.W49:benchmark_results.W51" chart:data-source-has-labels="both" svg:x="0.08cm" svg:y="1.002cm" svg:width="3.841cm" svg:height="3.899cm">
          <chart:coordinate-region svg:x="0.807cm" svg:y="1.002cm" svg:width="2.973cm" svg:height="2.919cm"/>
          <chart:axis chart:dimension="x" chart:name="primary-x" chart:style-name="ch4" chartooo:axis-type="auto">
            <chartooo:date-scale/>
            <chart:categories table:cell-range-address="benchmark_results.X48:benchmark_results.Z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X49:benchmark_results.Z49" chart:label-cell-address="benchmark_results.W49:benchmark_results.W49" chart:class="chart:line">
            <chart:data-point chart:repeated="3"/>
          </chart:series>
          <chart:series chart:style-name="ch8" chart:values-cell-range-address="benchmark_results.X50:benchmark_results.Z50" chart:label-cell-address="benchmark_results.W50:benchmark_results.W50" chart:class="chart:line">
            <chart:data-point chart:repeated="3"/>
          </chart:series>
          <chart:series chart:style-name="ch9" chart:values-cell-range-address="benchmark_results.X51:benchmark_results.Z51" chart:label-cell-address="benchmark_results.W51:benchmark_results.W5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6</text:p>
                <draw:g>
                  <svg:desc>benchmark_results.X48:benchmark_results.Z48</svg:desc>
                </draw:g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W49:benchmark_results.W49</svg:desc>
                </draw:g>
              </table:table-cell>
              <table:table-cell office:value-type="float" office:value="6">
                <text:p>6</text:p>
                <draw:g>
                  <svg:desc>benchmark_results.X49:benchmark_results.Z49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W50:benchmark_results.W50</svg:desc>
                </draw:g>
              </table:table-cell>
              <table:table-cell office:value-type="float" office:value="8">
                <text:p>8</text:p>
                <draw:g>
                  <svg:desc>benchmark_results.X50:benchmark_results.Z50</svg:desc>
                </draw:g>
              </table:table-cell>
              <table:table-cell office:value-type="float" office:value="31">
                <text:p>3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parseDPS</text:p>
                <draw:g>
                  <svg:desc>benchmark_results.W51:benchmark_results.W51</svg:desc>
                </draw:g>
              </table:table-cell>
              <table:table-cell office:value-type="float" office:value="8">
                <text:p>8</text:p>
                <draw:g>
                  <svg:desc>benchmark_results.X51:benchmark_results.Z51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